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0.2486in" fo:text-indent="-0.0069in">
        <style:tab-stops/>
      </style:paragraph-properties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margin-left="0.2486in" fo:text-indent="-0.0069in">
        <style:tab-stops/>
      </style:paragraph-properties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margin-left="0.15in" fo:text-indent="0.2868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margin-bottom="0.034in" fo:margin-right="0.0819in"/>
    </style:style>
    <style:style style:name="T1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2" style:parent-style-name="Standard" style:family="paragraph">
      <style:paragraph-properties fo:margin-left="1.6423in" fo:text-indent="-0.0069in">
        <style:tab-stops/>
      </style:paragraph-properties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margin-left="0.0152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 fo:margin-right="0.1868in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margin-bottom="0.1715in" fo:margin-left="0.2569in">
        <style:tab-stops/>
      </style:paragraph-properties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 fo:margin-bottom="0.0631in" fo:margin-left="0.2569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 fo:margin-left="0.075in" fo:text-indent="-0.0069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margin-bottom="0.0208in" fo:margin-left="0.0069in" fo:margin-right="0.2506in" fo:text-indent="-0.0069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 fo:margin-left="0.075in" fo:margin-right="0.0847in" fo:text-indent="-0.0069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margin-left="0.0152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margin-bottom="0.2159in" fo:margin-left="0.0152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1" style:parent-style-name="Standard" style:family="paragraph">
      <style:paragraph-properties fo:text-align="end" fo:margin-bottom="0.0208in" fo:margin-left="0.0069in" fo:margin-right="0.034in" fo:text-indent="-0.0069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end" fo:margin-bottom="0.218in" fo:margin-left="0.0069in" fo:margin-right="0.034in" fo:text-indent="-0.0069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end" fo:margin-bottom="2.1756in" fo:margin-left="0.0152in">
        <style:tab-stops/>
      </style:paragraph-properties>
      <style:text-properties fo:font-size="14pt" style:font-size-asian="14pt" style:font-size-complex="14pt" fo:language="ru" fo:country="RU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 fo:margin-left="0.0375in">
        <style:tab-stops/>
      </style:paragraph-properties>
      <style:text-properties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3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5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7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center" fo:margin-left="0.0375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49" style:parent-style-name="Standard" style:family="paragraph">
      <style:paragraph-properties fo:text-align="center" fo:margin-left="0.0375in">
        <style:tab-stops/>
      </style:paragraph-properties>
      <style:text-properties fo:font-size="14pt" style:font-size-asian="14pt" style:font-size-complex="14pt" fo:language="ru" fo:country="RU"/>
    </style:style>
    <style:style style:name="P50" style:parent-style-name="Standard" style:family="paragraph">
      <style:paragraph-properties fo:text-align="center" fo:margin-left="0.0375in">
        <style:tab-stops/>
      </style:paragraph-properties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5" style:parent-style-name="Standard" style:family="paragraph">
      <style:paragraph-properties fo:background-color="#282C34"/>
    </style:style>
    <style:style style:name="T5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7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2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63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6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7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1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7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76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7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7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3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4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8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8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9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4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9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0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07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0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1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1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1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2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2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6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12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30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13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3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3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3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3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3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3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40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14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42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14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4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4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46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4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48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14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5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58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59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6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63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64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16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8" style:parent-style-name="Standard" style:family="paragraph">
      <style:paragraph-properties fo:background-color="#282C34"/>
    </style:style>
    <style:style style:name="T18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9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9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9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9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99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200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01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20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0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0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07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20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11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12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21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1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21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1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21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21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22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22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2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2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2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22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30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3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32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23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3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23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4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T242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243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44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24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T24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4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24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T25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5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55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25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/>
    </style:style>
    <style:style style:name="T25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5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6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61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6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63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26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T26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6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6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69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27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T27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73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27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7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T27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T27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T28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T28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8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285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28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87" style:parent-style-name="Основнойшрифтабзаца" style:family="text">
      <style:text-properties fo:font-size="14pt" style:font-size-asian="14pt" style:font-size-complex="14pt"/>
    </style:style>
    <style:style style:name="T28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89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29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9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29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93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29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95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29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97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29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299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30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01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30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03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30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05" style:parent-style-name="Основнойшрифтабзаца" style:family="text">
      <style:text-properties fo:font-size="14pt" style:font-size-asian="14pt" style:font-size-complex="14pt"/>
    </style:style>
    <style:style style:name="T30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0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08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30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10" style:parent-style-name="Основнойшрифтабзаца" style:family="text">
      <style:text-properties fo:font-size="14pt" style:font-size-asian="14pt" style:font-size-complex="14pt"/>
    </style:style>
    <style:style style:name="T31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12" style:parent-style-name="Основнойшрифтабзаца" style:family="text">
      <style:text-properties fo:font-size="14pt" style:font-size-asian="14pt" style:font-size-complex="14pt"/>
    </style:style>
    <style:style style:name="T31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14" style:parent-style-name="Основнойшрифтабзаца" style:family="text">
      <style:text-properties fo:font-size="14pt" style:font-size-asian="14pt" style:font-size-complex="14pt"/>
    </style:style>
    <style:style style:name="P315" style:parent-style-name="Standard" style:family="paragraph">
      <style:text-properties fo:font-size="14pt" style:font-size-asian="14pt" style:font-size-complex="14pt"/>
    </style:style>
    <style:style style:name="P316" style:parent-style-name="Standard" style:family="paragraph">
      <style:text-properties fo:font-size="14pt" style:font-size-asian="14pt" style:font-size-complex="14pt"/>
    </style:style>
    <style:style style:name="P317" style:parent-style-name="Standard" style:family="paragraph">
      <style:text-properties fo:font-size="14pt" style:font-size-asian="14pt" style:font-size-complex="14pt"/>
    </style:style>
    <style:style style:name="P318" style:parent-style-name="Standard" style:family="paragraph">
      <style:text-properties fo:font-size="14pt" style:font-size-asian="14pt" style:font-size-complex="14pt"/>
    </style:style>
    <style:style style:name="P319" style:parent-style-name="Standard" style:family="paragraph">
      <style:text-properties fo:font-size="14pt" style:font-size-asian="14pt" style:font-size-complex="14pt"/>
    </style:style>
    <style:style style:name="P320" style:parent-style-name="Standard" style:family="paragraph">
      <style:text-properties fo:font-size="14pt" style:font-size-asian="14pt" style:font-size-complex="14pt"/>
    </style:style>
    <style:style style:name="P321" style:parent-style-name="Standard" style:family="paragraph">
      <style:text-properties fo:font-size="14pt" style:font-size-asian="14pt" style:font-size-complex="14pt"/>
    </style:style>
    <style:style style:name="P322" style:parent-style-name="Standard" style:family="paragraph">
      <style:text-properties fo:font-size="14pt" style:font-size-asian="14pt" style:font-size-complex="14pt"/>
    </style:style>
    <style:style style:name="P323" style:parent-style-name="Standard" style:family="paragraph">
      <style:text-properties fo:font-size="14pt" style:font-size-asian="14pt" style:font-size-complex="14pt"/>
    </style:style>
    <style:style style:name="P324" style:parent-style-name="Standard" style:family="paragraph">
      <style:text-properties fo:font-size="14pt" style:font-size-asian="14pt" style:font-size-complex="14pt"/>
    </style:style>
    <style:style style:name="P325" style:parent-style-name="Standard" style:family="paragraph">
      <style:text-properties fo:font-size="14pt" style:font-size-asian="14pt" style:font-size-complex="14pt"/>
    </style:style>
    <style:style style:name="P326" style:parent-style-name="Standard" style:family="paragraph">
      <style:text-properties fo:font-size="14pt" style:font-size-asian="14pt" style:font-size-complex="14pt"/>
    </style:style>
    <style:style style:name="P327" style:parent-style-name="Standard" style:family="paragraph">
      <style:text-properties fo:font-size="14pt" style:font-size-asian="14pt" style:font-size-complex="14pt"/>
    </style:style>
    <style:style style:name="P328" style:parent-style-name="Standard" style:family="paragraph">
      <style:text-properties fo:font-size="14pt" style:font-size-asian="14pt" style:font-size-complex="14pt"/>
    </style:style>
    <style:style style:name="P3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1" style:parent-style-name="Standard" style:family="paragraph">
      <style:paragraph-properties fo:background-color="#282C34"/>
    </style:style>
    <style:style style:name="T33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3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33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T33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37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33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39" style:parent-style-name="Основнойшрифтабзаца" style:family="text">
      <style:text-properties fo:font-size="14pt" style:font-size-asian="14pt" style:font-size-complex="14pt"/>
    </style:style>
    <style:style style:name="T340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41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34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/>
    </style:style>
    <style:style style:name="T34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45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34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47" style:parent-style-name="Основнойшрифтабзаца" style:family="text">
      <style:text-properties fo:font-size="14pt" style:font-size-asian="14pt" style:font-size-complex="14pt"/>
    </style:style>
    <style:style style:name="T348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49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35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T352" style:parent-style-name="Основнойшрифтабзаца" style:family="text">
      <style:text-properties fo:font-size="14pt" style:font-size-asian="14pt" style:font-size-complex="14pt"/>
    </style:style>
    <style:style style:name="T353" style:parent-style-name="Основнойшрифтабзаца" style:family="text">
      <style:text-properties fo:font-size="14pt" style:font-size-asian="14pt" style:font-size-complex="14pt"/>
    </style:style>
    <style:style style:name="T35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55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35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57" style:parent-style-name="Основнойшрифтабзаца" style:family="text">
      <style:text-properties fo:font-size="14pt" style:font-size-asian="14pt" style:font-size-complex="14pt"/>
    </style:style>
    <style:style style:name="T35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5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60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6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36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63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36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65" style:parent-style-name="Основнойшрифтабзаца" style:family="text">
      <style:text-properties fo:font-size="14pt" style:font-size-asian="14pt" style:font-size-complex="14pt"/>
    </style:style>
    <style:style style:name="T36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6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6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36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7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37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T37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7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75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37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77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37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79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38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81" style:parent-style-name="Основнойшрифтабзаца" style:family="text">
      <style:text-properties fo:font-size="14pt" style:font-size-asian="14pt" style:font-size-complex="14pt"/>
    </style:style>
    <style:style style:name="T38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83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8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385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38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8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88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38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9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39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92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393" style:parent-style-name="Основнойшрифтабзаца" style:family="text">
      <style:text-properties fo:font-size="14pt" style:font-size-asian="14pt" style:font-size-complex="14pt"/>
    </style:style>
    <style:style style:name="T394" style:parent-style-name="Основнойшрифтабзаца" style:family="text">
      <style:text-properties fo:font-size="14pt" style:font-size-asian="14pt" style:font-size-complex="14pt"/>
    </style:style>
    <style:style style:name="T395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39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397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39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399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0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0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40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03" style:parent-style-name="Основнойшрифтабзаца" style:family="text">
      <style:text-properties fo:font-size="14pt" style:font-size-asian="14pt" style:font-size-complex="14pt"/>
    </style:style>
    <style:style style:name="T40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0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0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07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40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09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41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11" style:parent-style-name="Основнойшрифтабзаца" style:family="text">
      <style:text-properties fo:font-size="14pt" style:font-size-asian="14pt" style:font-size-complex="14pt"/>
    </style:style>
    <style:style style:name="T412" style:parent-style-name="Основнойшрифтабзаца" style:family="text">
      <style:text-properties fo:font-size="14pt" style:font-size-asian="14pt" style:font-size-complex="14pt"/>
    </style:style>
    <style:style style:name="T41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1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1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1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17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1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19" style:parent-style-name="Основнойшрифтабзаца" style:family="text">
      <style:text-properties fo:font-size="14pt" style:font-size-asian="14pt" style:font-size-complex="14pt"/>
    </style:style>
    <style:style style:name="T42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21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2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23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2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2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2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42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28" style:parent-style-name="Основнойшрифтабзаца" style:family="text">
      <style:text-properties fo:font-size="14pt" style:font-size-asian="14pt" style:font-size-complex="14pt"/>
    </style:style>
    <style:style style:name="T42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3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3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3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43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34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43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36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437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43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39" style:parent-style-name="Основнойшрифтабзаца" style:family="text">
      <style:text-properties fo:font-size="14pt" style:font-size-asian="14pt" style:font-size-complex="14pt"/>
    </style:style>
    <style:style style:name="T440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441" style:parent-style-name="Основнойшрифтабзаца" style:family="text">
      <style:text-properties fo:font-size="14pt" style:font-size-asian="14pt" style:font-size-complex="14pt"/>
    </style:style>
    <style:style style:name="T442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443" style:parent-style-name="Основнойшрифтабзаца" style:family="text">
      <style:text-properties fo:font-size="14pt" style:font-size-asian="14pt" style:font-size-complex="14pt"/>
    </style:style>
    <style:style style:name="T444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445" style:parent-style-name="Основнойшрифтабзаца" style:family="text">
      <style:text-properties fo:font-size="14pt" style:font-size-asian="14pt" style:font-size-complex="14pt"/>
    </style:style>
    <style:style style:name="T446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447" style:parent-style-name="Основнойшрифтабзаца" style:family="text">
      <style:text-properties fo:font-size="14pt" style:font-size-asian="14pt" style:font-size-complex="14pt"/>
    </style:style>
    <style:style style:name="T448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449" style:parent-style-name="Основнойшрифтабзаца" style:family="text">
      <style:text-properties fo:font-size="14pt" style:font-size-asian="14pt" style:font-size-complex="14pt"/>
    </style:style>
    <style:style style:name="T450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45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52" style:parent-style-name="Основнойшрифтабзаца" style:family="text">
      <style:text-properties fo:font-size="14pt" style:font-size-asian="14pt" style:font-size-complex="14pt"/>
    </style:style>
    <style:style style:name="T453" style:parent-style-name="Основнойшрифтабзаца" style:family="text">
      <style:text-properties fo:font-size="14pt" style:font-size-asian="14pt" style:font-size-complex="14pt"/>
    </style:style>
    <style:style style:name="T45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55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5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5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58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5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6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46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62" style:parent-style-name="Основнойшрифтабзаца" style:family="text">
      <style:text-properties fo:font-size="14pt" style:font-size-asian="14pt" style:font-size-complex="14pt"/>
    </style:style>
    <style:style style:name="T46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6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6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6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6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6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46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7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47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T47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7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75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7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7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78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7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8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48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82" style:parent-style-name="Основнойшрифтабзаца" style:family="text">
      <style:text-properties fo:font-size="14pt" style:font-size-asian="14pt" style:font-size-complex="14pt"/>
    </style:style>
    <style:style style:name="T48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84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48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86" style:parent-style-name="Основнойшрифтабзаца" style:family="text">
      <style:text-properties fo:font-size="14pt" style:font-size-asian="14pt" style:font-size-complex="14pt"/>
    </style:style>
    <style:style style:name="T48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88" style:parent-style-name="Основнойшрифтабзаца" style:family="text">
      <style:text-properties fo:font-size="14pt" style:font-size-asian="14pt" style:font-size-complex="14pt"/>
    </style:style>
    <style:style style:name="T489" style:parent-style-name="Основнойшрифтабзаца" style:family="text">
      <style:text-properties fo:font-size="14pt" style:font-size-asian="14pt" style:font-size-complex="14pt"/>
    </style:style>
    <style:style style:name="T49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91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9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9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49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95" style:parent-style-name="Основнойшрифтабзаца" style:family="text">
      <style:text-properties fo:font-size="14pt" style:font-size-asian="14pt" style:font-size-complex="14pt"/>
    </style:style>
    <style:style style:name="T49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9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49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499" style:parent-style-name="Основнойшрифтабзаца" style:family="text">
      <style:text-properties fo:font-size="14pt" style:font-size-asian="14pt" style:font-size-complex="14pt"/>
    </style:style>
    <style:style style:name="T50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0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02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50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04" style:parent-style-name="Основнойшрифтабзаца" style:family="text">
      <style:text-properties fo:font-size="14pt" style:font-size-asian="14pt" style:font-size-complex="14pt"/>
    </style:style>
    <style:style style:name="T505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506" style:parent-style-name="Основнойшрифтабзаца" style:family="text">
      <style:text-properties fo:font-size="14pt" style:font-size-asian="14pt" style:font-size-complex="14pt"/>
    </style:style>
    <style:style style:name="T507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50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0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1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11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1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51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14" style:parent-style-name="Основнойшрифтабзаца" style:family="text">
      <style:text-properties fo:font-size="14pt" style:font-size-asian="14pt" style:font-size-complex="14pt"/>
    </style:style>
    <style:style style:name="T51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1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17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1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19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52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21" style:parent-style-name="Основнойшрифтабзаца" style:family="text">
      <style:text-properties fo:font-size="14pt" style:font-size-asian="14pt" style:font-size-complex="14pt"/>
    </style:style>
    <style:style style:name="T52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23" style:parent-style-name="Основнойшрифтабзаца" style:family="text">
      <style:text-properties fo:font-size="14pt" style:font-size-asian="14pt" style:font-size-complex="14pt"/>
    </style:style>
    <style:style style:name="T52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25" style:parent-style-name="Основнойшрифтабзаца" style:family="text">
      <style:text-properties fo:font-size="14pt" style:font-size-asian="14pt" style:font-size-complex="14pt"/>
    </style:style>
    <style:style style:name="T526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527" style:parent-style-name="Основнойшрифтабзаца" style:family="text">
      <style:text-properties fo:font-size="14pt" style:font-size-asian="14pt" style:font-size-complex="14pt"/>
    </style:style>
    <style:style style:name="T528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529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3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3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53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33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53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35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53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37" style:parent-style-name="Основнойшрифтабзаца" style:family="text">
      <style:text-properties fo:font-size="14pt" style:font-size-asian="14pt" style:font-size-complex="14pt"/>
    </style:style>
    <style:style style:name="T53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39" style:parent-style-name="Основнойшрифтабзаца" style:family="text">
      <style:text-properties fo:font-size="14pt" style:font-size-asian="14pt" style:font-size-complex="14pt"/>
    </style:style>
    <style:style style:name="T540" style:parent-style-name="Основнойшрифтабзаца" style:family="text">
      <style:text-properties fo:font-size="14pt" style:font-size-asian="14pt" style:font-size-complex="14pt"/>
    </style:style>
    <style:style style:name="T54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4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4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4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45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4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47" style:parent-style-name="Основнойшрифтабзаца" style:family="text">
      <style:text-properties fo:font-size="14pt" style:font-size-asian="14pt" style:font-size-complex="14pt"/>
    </style:style>
    <style:style style:name="T54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4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5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51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55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53" style:parent-style-name="Основнойшрифтабзаца" style:family="text">
      <style:text-properties fo:font-size="14pt" style:font-size-asian="14pt" style:font-size-complex="14pt"/>
    </style:style>
    <style:style style:name="T55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5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56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57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55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59" style:parent-style-name="Основнойшрифтабзаца" style:family="text">
      <style:text-properties fo:font-size="14pt" style:font-size-asian="14pt" style:font-size-complex="14pt"/>
    </style:style>
    <style:style style:name="T56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61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62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56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64" style:parent-style-name="Основнойшрифтабзаца" style:family="text">
      <style:text-properties fo:font-size="14pt" style:font-size-asian="14pt" style:font-size-complex="14pt"/>
    </style:style>
    <style:style style:name="T56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6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6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68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56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70" style:parent-style-name="Основнойшрифтабзаца" style:family="text">
      <style:text-properties fo:font-size="14pt" style:font-size-asian="14pt" style:font-size-complex="14pt"/>
    </style:style>
    <style:style style:name="T57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7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73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74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57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7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7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78" style:parent-style-name="Основнойшрифтабзаца" style:family="text">
      <style:text-properties fo:font-size="14pt" style:font-size-asian="14pt" style:font-size-complex="14pt"/>
    </style:style>
    <style:style style:name="T57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80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81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58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8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8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58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86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587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58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8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9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59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9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9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9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59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96" style:parent-style-name="Основнойшрифтабзаца" style:family="text">
      <style:text-properties fo:font-size="14pt" style:font-size-asian="14pt" style:font-size-complex="14pt"/>
    </style:style>
    <style:style style:name="T59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598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59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00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0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0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60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04" style:parent-style-name="Основнойшрифтабзаца" style:family="text">
      <style:text-properties fo:font-size="14pt" style:font-size-asian="14pt" style:font-size-complex="14pt"/>
    </style:style>
    <style:style style:name="T60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0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0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08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0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1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61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12" style:parent-style-name="Основнойшрифтабзаца" style:family="text">
      <style:text-properties fo:font-size="14pt" style:font-size-asian="14pt" style:font-size-complex="14pt"/>
    </style:style>
    <style:style style:name="T61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1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1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16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1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1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61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20" style:parent-style-name="Основнойшрифтабзаца" style:family="text">
      <style:text-properties fo:font-size="14pt" style:font-size-asian="14pt" style:font-size-complex="14pt"/>
    </style:style>
    <style:style style:name="T62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2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2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24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2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2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62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28" style:parent-style-name="Основнойшрифтабзаца" style:family="text">
      <style:text-properties fo:font-size="14pt" style:font-size-asian="14pt" style:font-size-complex="14pt"/>
    </style:style>
    <style:style style:name="T62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30" style:parent-style-name="Основнойшрифтабзаца" style:family="text">
      <style:text-properties fo:font-size="14pt" style:font-size-asian="14pt" style:font-size-complex="14pt"/>
    </style:style>
    <style:style style:name="T631" style:parent-style-name="Основнойшрифтабзаца" style:family="text">
      <style:text-properties fo:font-size="14pt" style:font-size-asian="14pt" style:font-size-complex="14pt"/>
    </style:style>
    <style:style style:name="T63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3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634" style:parent-style-name="Основнойшрифтабзаца" style:family="text">
      <style:text-properties fo:font-size="14pt" style:font-size-asian="14pt" style:font-size-complex="14pt"/>
    </style:style>
    <style:style style:name="T635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63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37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63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39" style:parent-style-name="Основнойшрифтабзаца" style:family="text">
      <style:text-properties fo:font-size="14pt" style:font-size-asian="14pt" style:font-size-complex="14pt"/>
    </style:style>
    <style:style style:name="T64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41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4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43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64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45" style:parent-style-name="Основнойшрифтабзаца" style:family="text">
      <style:text-properties fo:font-size="14pt" style:font-size-asian="14pt" style:font-size-complex="14pt"/>
    </style:style>
    <style:style style:name="T646" style:parent-style-name="Основнойшрифтабзаца" style:family="text">
      <style:text-properties fo:font-size="14pt" style:font-size-asian="14pt" style:font-size-complex="14pt"/>
    </style:style>
    <style:style style:name="T64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48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4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50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5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52" style:parent-style-name="Основнойшрифтабзаца" style:family="text">
      <style:text-properties fo:font-size="14pt" style:font-size-asian="14pt" style:font-size-complex="14pt"/>
    </style:style>
    <style:style style:name="T653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654" style:parent-style-name="Основнойшрифтабзаца" style:family="text">
      <style:text-properties fo:font-size="14pt" style:font-size-asian="14pt" style:font-size-complex="14pt"/>
    </style:style>
    <style:style style:name="T655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656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5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5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65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60" style:parent-style-name="Основнойшрифтабзаца" style:family="text">
      <style:text-properties fo:font-size="14pt" style:font-size-asian="14pt" style:font-size-complex="14pt"/>
    </style:style>
    <style:style style:name="T66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6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6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64" style:parent-style-name="Основнойшрифтабзаца" style:family="text">
      <style:text-properties fo:font-size="14pt" style:font-size-asian="14pt" style:font-size-complex="14pt"/>
    </style:style>
    <style:style style:name="T665" style:parent-style-name="Основнойшрифтабзаца" style:family="text">
      <style:text-properties fo:font-size="14pt" style:font-size-asian="14pt" style:font-size-complex="14pt"/>
    </style:style>
    <style:style style:name="T66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6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6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69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7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71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67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73" style:parent-style-name="Основнойшрифтабзаца" style:family="text">
      <style:text-properties fo:font-size="14pt" style:font-size-asian="14pt" style:font-size-complex="14pt"/>
    </style:style>
    <style:style style:name="T67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7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67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77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67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79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8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81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8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83" style:parent-style-name="Основнойшрифтабзаца" style:family="text">
      <style:text-properties fo:font-size="14pt" style:font-size-asian="14pt" style:font-size-complex="14pt"/>
    </style:style>
    <style:style style:name="T68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8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86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68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88" style:parent-style-name="Основнойшрифтабзаца" style:family="text">
      <style:text-properties fo:font-size="14pt" style:font-size-asian="14pt" style:font-size-complex="14pt"/>
    </style:style>
    <style:style style:name="T689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690" style:parent-style-name="Основнойшрифтабзаца" style:family="text">
      <style:text-properties fo:font-size="14pt" style:font-size-asian="14pt" style:font-size-complex="14pt"/>
    </style:style>
    <style:style style:name="T691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692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69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9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69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96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69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698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69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0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70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02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70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04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70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06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70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08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70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10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71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12" style:parent-style-name="Основнойшрифтабзаца" style:family="text">
      <style:text-properties fo:font-size="14pt" style:font-size-asian="14pt" style:font-size-complex="14pt"/>
    </style:style>
    <style:style style:name="T71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14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715" style:parent-style-name="Основнойшрифтабзаца" style:family="text">
      <style:text-properties fo:font-size="14pt" style:font-size-asian="14pt" style:font-size-complex="14pt"/>
    </style:style>
    <style:style style:name="T716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717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71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19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72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21" style:parent-style-name="Основнойшрифтабзаца" style:family="text">
      <style:text-properties fo:font-size="14pt" style:font-size-asian="14pt" style:font-size-complex="14pt"/>
    </style:style>
    <style:style style:name="T722" style:parent-style-name="Основнойшрифтабзаца" style:family="text">
      <style:text-properties fo:font-size="14pt" style:font-size-asian="14pt" style:font-size-complex="14pt"/>
    </style:style>
    <style:style style:name="T72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2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72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26" style:parent-style-name="Основнойшрифтабзаца" style:family="text">
      <style:text-properties fo:font-size="14pt" style:font-size-asian="14pt" style:font-size-complex="14pt"/>
    </style:style>
    <style:style style:name="T72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28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72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30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73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32" style:parent-style-name="Основнойшрифтабзаца" style:family="text">
      <style:text-properties fo:font-size="14pt" style:font-size-asian="14pt" style:font-size-complex="14pt"/>
    </style:style>
    <style:style style:name="T73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34" style:parent-style-name="Основнойшрифтабзаца" style:family="text">
      <style:text-properties fo:font-size="14pt" style:font-size-asian="14pt" style:font-size-complex="14pt"/>
    </style:style>
    <style:style style:name="T735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736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737" style:parent-style-name="Основнойшрифтабзаца" style:family="text">
      <style:text-properties fo:font-size="14pt" style:font-size-asian="14pt" style:font-size-complex="14pt"/>
    </style:style>
    <style:style style:name="T738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739" style:parent-style-name="Основнойшрифтабзаца" style:family="text">
      <style:text-properties fo:font-size="14pt" style:font-size-asian="14pt" style:font-size-complex="14pt"/>
    </style:style>
    <style:style style:name="T740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74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4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74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44" style:parent-style-name="Основнойшрифтабзаца" style:family="text">
      <style:text-properties fo:font-size="14pt" style:font-size-asian="14pt" style:font-size-complex="14pt"/>
    </style:style>
    <style:style style:name="T74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46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74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4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74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50" style:parent-style-name="Основнойшрифтабзаца" style:family="text">
      <style:text-properties fo:font-size="14pt" style:font-size-asian="14pt" style:font-size-complex="14pt"/>
    </style:style>
    <style:style style:name="T75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52" style:parent-style-name="Основнойшрифтабзаца" style:family="text">
      <style:text-properties fo:font-size="14pt" style:font-size-asian="14pt" style:font-size-complex="14pt"/>
    </style:style>
    <style:style style:name="T75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54" style:parent-style-name="Основнойшрифтабзаца" style:family="text">
      <style:text-properties fo:font-size="14pt" style:font-size-asian="14pt" style:font-size-complex="14pt"/>
    </style:style>
    <style:style style:name="T755" style:parent-style-name="Основнойшрифтабзаца" style:family="text">
      <style:text-properties fo:font-size="14pt" style:font-size-asian="14pt" style:font-size-complex="14pt"/>
    </style:style>
    <style:style style:name="T75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5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75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59" style:parent-style-name="Основнойшрифтабзаца" style:family="text">
      <style:text-properties fo:font-size="14pt" style:font-size-asian="14pt" style:font-size-complex="14pt"/>
    </style:style>
    <style:style style:name="T76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61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76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63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76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65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766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767" style:parent-style-name="Основнойшрифтабзаца" style:family="text">
      <style:text-properties fo:font-size="14pt" style:font-size-asian="14pt" style:font-size-complex="14pt"/>
    </style:style>
    <style:style style:name="T768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769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77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7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77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73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77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75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77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77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77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79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78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81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78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83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78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85" style:parent-style-name="Основнойшрифтабзаца" style:family="text">
      <style:text-properties fo:font-size="14pt" style:font-size-asian="14pt" style:font-size-complex="14pt"/>
    </style:style>
    <style:style style:name="T78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8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78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89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79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79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92" style:parent-style-name="Основнойшрифтабзаца" style:family="text">
      <style:text-properties fo:font-size="14pt" style:font-size-asian="14pt" style:font-size-complex="14pt"/>
    </style:style>
    <style:style style:name="T79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9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79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96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79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798" style:parent-style-name="Основнойшрифтабзаца" style:family="text">
      <style:text-properties fo:font-size="14pt" style:font-size-asian="14pt" style:font-size-complex="14pt"/>
    </style:style>
    <style:style style:name="T79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0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01" style:parent-style-name="Основнойшрифтабзаца" style:family="text">
      <style:text-properties fo:font-size="14pt" style:font-size-asian="14pt" style:font-size-complex="14pt"/>
    </style:style>
    <style:style style:name="T80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03" style:parent-style-name="Основнойшрифтабзаца" style:family="text">
      <style:text-properties fo:font-size="14pt" style:font-size-asian="14pt" style:font-size-complex="14pt"/>
    </style:style>
    <style:style style:name="T80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05" style:parent-style-name="Основнойшрифтабзаца" style:family="text">
      <style:text-properties fo:font-size="14pt" style:font-size-asian="14pt" style:font-size-complex="14pt"/>
    </style:style>
    <style:style style:name="T806" style:parent-style-name="Основнойшрифтабзаца" style:family="text">
      <style:text-properties fo:font-size="14pt" style:font-size-asian="14pt" style:font-size-complex="14pt"/>
    </style:style>
    <style:style style:name="T80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08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0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10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81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1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13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81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15" style:parent-style-name="Основнойшрифтабзаца" style:family="text">
      <style:text-properties fo:font-size="14pt" style:font-size-asian="14pt" style:font-size-complex="14pt"/>
    </style:style>
    <style:style style:name="T81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1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1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1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2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2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82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23" style:parent-style-name="Основнойшрифтабзаца" style:family="text">
      <style:text-properties fo:font-size="14pt" style:font-size-asian="14pt" style:font-size-complex="14pt"/>
    </style:style>
    <style:style style:name="T82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2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2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2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2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29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83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3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83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33" style:parent-style-name="Основнойшрифтабзаца" style:family="text">
      <style:text-properties fo:font-size="14pt" style:font-size-asian="14pt" style:font-size-complex="14pt"/>
    </style:style>
    <style:style style:name="T83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35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83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3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38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83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40" style:parent-style-name="Основнойшрифтабзаца" style:family="text">
      <style:text-properties fo:font-size="14pt" style:font-size-asian="14pt" style:font-size-complex="14pt"/>
    </style:style>
    <style:style style:name="T84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4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4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44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84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4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84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4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84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50" style:parent-style-name="Основнойшрифтабзаца" style:family="text">
      <style:text-properties fo:font-size="14pt" style:font-size-asian="14pt" style:font-size-complex="14pt"/>
    </style:style>
    <style:style style:name="T85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52" style:parent-style-name="Основнойшрифтабзаца" style:family="text">
      <style:text-properties fo:font-size="14pt" style:font-size-asian="14pt" style:font-size-complex="14pt"/>
    </style:style>
    <style:style style:name="T85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54" style:parent-style-name="Основнойшрифтабзаца" style:family="text">
      <style:text-properties fo:font-size="14pt" style:font-size-asian="14pt" style:font-size-complex="14pt"/>
    </style:style>
    <style:style style:name="T855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856" style:parent-style-name="Основнойшрифтабзаца" style:family="text">
      <style:text-properties fo:font-size="14pt" style:font-size-asian="14pt" style:font-size-complex="14pt"/>
    </style:style>
    <style:style style:name="T857" style:parent-style-name="Основнойшрифтабзаца" style:family="text">
      <style:text-properties style:font-name="JetBrains Mono" fo:color="#5C6370" fo:font-size="14pt" style:font-size-asian="14pt" style:font-size-complex="14pt"/>
    </style:style>
    <style:style style:name="T858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5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60" style:parent-style-name="Основнойшрифтабзаца" style:family="text">
      <style:text-properties fo:font-size="14pt" style:font-size-asian="14pt" style:font-size-complex="14pt"/>
    </style:style>
    <style:style style:name="T86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62" style:parent-style-name="Основнойшрифтабзаца" style:family="text">
      <style:text-properties fo:font-size="14pt" style:font-size-asian="14pt" style:font-size-complex="14pt"/>
    </style:style>
    <style:style style:name="T86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64" style:parent-style-name="Основнойшрифтабзаца" style:family="text">
      <style:text-properties fo:font-size="14pt" style:font-size-asian="14pt" style:font-size-complex="14pt"/>
    </style:style>
    <style:style style:name="P865" style:parent-style-name="Standard" style:family="paragraph">
      <style:text-properties fo:font-size="14pt" style:font-size-asian="14pt" style:font-size-complex="14pt"/>
    </style:style>
    <style:style style:name="P866" style:parent-style-name="Standard" style:family="paragraph">
      <style:text-properties fo:font-size="14pt" style:font-size-asian="14pt" style:font-size-complex="14pt"/>
    </style:style>
    <style:style style:name="P867" style:parent-style-name="Standard" style:family="paragraph">
      <style:text-properties fo:font-size="14pt" style:font-size-asian="14pt" style:font-size-complex="14pt"/>
    </style:style>
    <style:style style:name="P868" style:parent-style-name="Standard" style:family="paragraph">
      <style:text-properties fo:font-size="14pt" style:font-size-asian="14pt" style:font-size-complex="14pt"/>
    </style:style>
    <style:style style:name="P869" style:parent-style-name="Standard" style:family="paragraph">
      <style:text-properties fo:font-size="14pt" style:font-size-asian="14pt" style:font-size-complex="14pt"/>
    </style:style>
    <style:style style:name="P870" style:parent-style-name="Standard" style:family="paragraph">
      <style:text-properties fo:font-size="14pt" style:font-size-asian="14pt" style:font-size-complex="14pt"/>
    </style:style>
    <style:style style:name="P871" style:parent-style-name="Standard" style:family="paragraph">
      <style:text-properties fo:font-size="14pt" style:font-size-asian="14pt" style:font-size-complex="14pt"/>
    </style:style>
    <style:style style:name="P872" style:parent-style-name="Standard" style:family="paragraph">
      <style:text-properties fo:font-size="14pt" style:font-size-asian="14pt" style:font-size-complex="14pt"/>
    </style:style>
    <style:style style:name="P873" style:parent-style-name="Standard" style:family="paragraph">
      <style:text-properties fo:font-size="14pt" style:font-size-asian="14pt" style:font-size-complex="14pt"/>
    </style:style>
    <style:style style:name="P874" style:parent-style-name="Standard" style:family="paragraph">
      <style:text-properties fo:font-size="14pt" style:font-size-asian="14pt" style:font-size-complex="14pt"/>
    </style:style>
    <style:style style:name="P875" style:parent-style-name="Standard" style:family="paragraph">
      <style:text-properties fo:font-size="14pt" style:font-size-asian="14pt" style:font-size-complex="14pt"/>
    </style:style>
    <style:style style:name="P876" style:parent-style-name="Standard" style:family="paragraph">
      <style:text-properties fo:font-size="14pt" style:font-size-asian="14pt" style:font-size-complex="14pt"/>
    </style:style>
    <style:style style:name="P87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87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879" style:parent-style-name="Standard" style:family="paragraph">
      <style:paragraph-properties fo:background-color="#282C34"/>
    </style:style>
    <style:style style:name="T880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81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88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83" style:parent-style-name="Основнойшрифтабзаца" style:family="text">
      <style:text-properties fo:font-size="14pt" style:font-size-asian="14pt" style:font-size-complex="14pt"/>
    </style:style>
    <style:style style:name="T884" style:parent-style-name="Основнойшрифтабзаца" style:family="text">
      <style:text-properties fo:font-size="14pt" style:font-size-asian="14pt" style:font-size-complex="14pt"/>
    </style:style>
    <style:style style:name="T88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86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88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88" style:parent-style-name="Основнойшрифтабзаца" style:family="text">
      <style:text-properties fo:font-size="14pt" style:font-size-asian="14pt" style:font-size-complex="14pt"/>
    </style:style>
    <style:style style:name="T88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90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91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892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89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9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89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9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89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898" style:parent-style-name="Основнойшрифтабзаца" style:family="text">
      <style:text-properties fo:font-size="14pt" style:font-size-asian="14pt" style:font-size-complex="14pt"/>
    </style:style>
    <style:style style:name="T89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0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90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0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0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04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90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06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90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08" style:parent-style-name="Основнойшрифтабзаца" style:family="text">
      <style:text-properties fo:font-size="14pt" style:font-size-asian="14pt" style:font-size-complex="14pt"/>
    </style:style>
    <style:style style:name="T90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10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91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1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1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1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1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1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1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1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1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2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2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2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2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2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2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2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2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2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2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3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3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32" style:parent-style-name="Основнойшрифтабзаца" style:family="text">
      <style:text-properties fo:font-size="14pt" style:font-size-asian="14pt" style:font-size-complex="14pt"/>
    </style:style>
    <style:style style:name="T93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3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93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36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93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3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93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4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4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42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94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4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4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46" style:parent-style-name="Основнойшрифтабзаца" style:family="text">
      <style:text-properties fo:font-size="14pt" style:font-size-asian="14pt" style:font-size-complex="14pt"/>
    </style:style>
    <style:style style:name="T94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48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94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5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95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52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95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54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95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5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95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58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95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60" style:parent-style-name="Основнойшрифтабзаца" style:family="text">
      <style:text-properties fo:font-size="14pt" style:font-size-asian="14pt" style:font-size-complex="14pt"/>
    </style:style>
    <style:style style:name="T961" style:parent-style-name="Основнойшрифтабзаца" style:family="text">
      <style:text-properties fo:font-size="14pt" style:font-size-asian="14pt" style:font-size-complex="14pt"/>
    </style:style>
    <style:style style:name="T96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6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96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6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966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96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68" style:parent-style-name="Основнойшрифтабзаца" style:family="text">
      <style:text-properties fo:font-size="14pt" style:font-size-asian="14pt" style:font-size-complex="14pt"/>
    </style:style>
    <style:style style:name="T96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7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97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7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97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97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75" style:parent-style-name="Основнойшрифтабзаца" style:family="text">
      <style:text-properties fo:font-size="14pt" style:font-size-asian="14pt" style:font-size-complex="14pt"/>
    </style:style>
    <style:style style:name="T976" style:parent-style-name="Основнойшрифтабзаца" style:family="text">
      <style:text-properties fo:font-size="14pt" style:font-size-asian="14pt" style:font-size-complex="14pt"/>
    </style:style>
    <style:style style:name="T97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7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97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80" style:parent-style-name="Основнойшрифтабзаца" style:family="text">
      <style:text-properties fo:font-size="14pt" style:font-size-asian="14pt" style:font-size-complex="14pt"/>
    </style:style>
    <style:style style:name="T98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82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98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84" style:parent-style-name="Основнойшрифтабзаца" style:family="text">
      <style:text-properties fo:font-size="14pt" style:font-size-asian="14pt" style:font-size-complex="14pt"/>
    </style:style>
    <style:style style:name="T98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8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98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88" style:parent-style-name="Основнойшрифтабзаца" style:family="text">
      <style:text-properties fo:font-size="14pt" style:font-size-asian="14pt" style:font-size-complex="14pt"/>
    </style:style>
    <style:style style:name="T98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9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91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99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93" style:parent-style-name="Основнойшрифтабзаца" style:family="text">
      <style:text-properties fo:font-size="14pt" style:font-size-asian="14pt" style:font-size-complex="14pt"/>
    </style:style>
    <style:style style:name="T99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95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99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97" style:parent-style-name="Основнойшрифтабзаца" style:family="text">
      <style:text-properties fo:font-size="14pt" style:font-size-asian="14pt" style:font-size-complex="14pt"/>
    </style:style>
    <style:style style:name="T99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99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00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01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00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0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04" style:parent-style-name="Основнойшрифтабзаца" style:family="text">
      <style:text-properties fo:font-size="14pt" style:font-size-asian="14pt" style:font-size-complex="14pt"/>
    </style:style>
    <style:style style:name="T100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0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0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0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00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10" style:parent-style-name="Основнойшрифтабзаца" style:family="text">
      <style:text-properties fo:font-size="14pt" style:font-size-asian="14pt" style:font-size-complex="14pt"/>
    </style:style>
    <style:style style:name="T101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12" style:parent-style-name="Основнойшрифтабзаца" style:family="text">
      <style:text-properties fo:font-size="14pt" style:font-size-asian="14pt" style:font-size-complex="14pt"/>
    </style:style>
    <style:style style:name="T1013" style:parent-style-name="Основнойшрифтабзаца" style:family="text">
      <style:text-properties fo:font-size="14pt" style:font-size-asian="14pt" style:font-size-complex="14pt"/>
    </style:style>
    <style:style style:name="T101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1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01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17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01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19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02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21" style:parent-style-name="Основнойшрифтабзаца" style:family="text">
      <style:text-properties fo:font-size="14pt" style:font-size-asian="14pt" style:font-size-complex="14pt"/>
    </style:style>
    <style:style style:name="T102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2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02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25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2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27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02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29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1030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103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32" style:parent-style-name="Основнойшрифтабзаца" style:family="text">
      <style:text-properties fo:font-size="14pt" style:font-size-asian="14pt" style:font-size-complex="14pt"/>
    </style:style>
    <style:style style:name="T1033" style:parent-style-name="Основнойшрифтабзаца" style:family="text">
      <style:text-properties fo:font-size="14pt" style:font-size-asian="14pt" style:font-size-complex="14pt"/>
    </style:style>
    <style:style style:name="T1034" style:parent-style-name="Основнойшрифтабзаца" style:family="text">
      <style:text-properties fo:font-size="14pt" style:font-size-asian="14pt" style:font-size-complex="14pt"/>
    </style:style>
    <style:style style:name="T103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36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03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3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3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40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04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42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104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44" style:parent-style-name="Основнойшрифтабзаца" style:family="text">
      <style:text-properties fo:font-size="14pt" style:font-size-asian="14pt" style:font-size-complex="14pt"/>
    </style:style>
    <style:style style:name="T1045" style:parent-style-name="Основнойшрифтабзаца" style:family="text">
      <style:text-properties fo:font-size="14pt" style:font-size-asian="14pt" style:font-size-complex="14pt"/>
    </style:style>
    <style:style style:name="T104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4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04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49" style:parent-style-name="Основнойшрифтабзаца" style:family="text">
      <style:text-properties fo:font-size="14pt" style:font-size-asian="14pt" style:font-size-complex="14pt"/>
    </style:style>
    <style:style style:name="T105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5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5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53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5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55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5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57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5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59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6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6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6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63" style:parent-style-name="Основнойшрифтабзаца" style:family="text">
      <style:text-properties fo:font-size="14pt" style:font-size-asian="14pt" style:font-size-complex="14pt"/>
    </style:style>
    <style:style style:name="T106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65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6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67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6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69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7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7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7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73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7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75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7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77" style:parent-style-name="Основнойшрифтабзаца" style:family="text">
      <style:text-properties fo:font-size="14pt" style:font-size-asian="14pt" style:font-size-complex="14pt"/>
    </style:style>
    <style:style style:name="T107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79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8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8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8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83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8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85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8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87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8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89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9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91" style:parent-style-name="Основнойшрифтабзаца" style:family="text">
      <style:text-properties fo:font-size="14pt" style:font-size-asian="14pt" style:font-size-complex="14pt"/>
    </style:style>
    <style:style style:name="T109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93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9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95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9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97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09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09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0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0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0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0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0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0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06" style:parent-style-name="Основнойшрифтабзаца" style:family="text">
      <style:text-properties fo:font-size="14pt" style:font-size-asian="14pt" style:font-size-complex="14pt"/>
    </style:style>
    <style:style style:name="T110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0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0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1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1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1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1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1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1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1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1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1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1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20" style:parent-style-name="Основнойшрифтабзаца" style:family="text">
      <style:text-properties fo:font-size="14pt" style:font-size-asian="14pt" style:font-size-complex="14pt"/>
    </style:style>
    <style:style style:name="T112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2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2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2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2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2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2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28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2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3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3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32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3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34" style:parent-style-name="Основнойшрифтабзаца" style:family="text">
      <style:text-properties fo:font-size="14pt" style:font-size-asian="14pt" style:font-size-complex="14pt"/>
    </style:style>
    <style:style style:name="T113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36" style:parent-style-name="Основнойшрифтабзаца" style:family="text">
      <style:text-properties fo:font-size="14pt" style:font-size-asian="14pt" style:font-size-complex="14pt"/>
    </style:style>
    <style:style style:name="T1137" style:parent-style-name="Основнойшрифтабзаца" style:family="text">
      <style:text-properties fo:font-size="14pt" style:font-size-asian="14pt" style:font-size-complex="14pt"/>
    </style:style>
    <style:style style:name="T113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3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4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41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14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43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4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45" style:parent-style-name="Основнойшрифтабзаца" style:family="text">
      <style:text-properties fo:font-size="14pt" style:font-size-asian="14pt" style:font-size-complex="14pt"/>
    </style:style>
    <style:style style:name="T114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47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14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4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5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15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52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115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54" style:parent-style-name="Основнойшрифтабзаца" style:family="text">
      <style:text-properties fo:font-size="14pt" style:font-size-asian="14pt" style:font-size-complex="14pt"/>
    </style:style>
    <style:style style:name="T115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56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15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5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5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60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16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62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116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64" style:parent-style-name="Основнойшрифтабзаца" style:family="text">
      <style:text-properties fo:font-size="14pt" style:font-size-asian="14pt" style:font-size-complex="14pt"/>
    </style:style>
    <style:style style:name="T1165" style:parent-style-name="Основнойшрифтабзаца" style:family="text">
      <style:text-properties fo:font-size="14pt" style:font-size-asian="14pt" style:font-size-complex="14pt"/>
    </style:style>
    <style:style style:name="T116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6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6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69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7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71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7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73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117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75" style:parent-style-name="Основнойшрифтабзаца" style:family="text">
      <style:text-properties fo:font-size="14pt" style:font-size-asian="14pt" style:font-size-complex="14pt"/>
    </style:style>
    <style:style style:name="T117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7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78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17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80" style:parent-style-name="Основнойшрифтабзаца" style:family="text">
      <style:text-properties fo:font-size="14pt" style:font-size-asian="14pt" style:font-size-complex="14pt"/>
    </style:style>
    <style:style style:name="T118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8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83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18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85" style:parent-style-name="Основнойшрифтабзаца" style:family="text">
      <style:text-properties fo:font-size="14pt" style:font-size-asian="14pt" style:font-size-complex="14pt"/>
    </style:style>
    <style:style style:name="T118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87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18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89" style:parent-style-name="Основнойшрифтабзаца" style:family="text">
      <style:text-properties fo:font-size="14pt" style:font-size-asian="14pt" style:font-size-complex="14pt"/>
    </style:style>
    <style:style style:name="T119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91" style:parent-style-name="Основнойшрифтабзаца" style:family="text">
      <style:text-properties fo:font-size="14pt" style:font-size-asian="14pt" style:font-size-complex="14pt"/>
    </style:style>
    <style:style style:name="T119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93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9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9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19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97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19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19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00" style:parent-style-name="Основнойшрифтабзаца" style:family="text">
      <style:text-properties style:font-name="JetBrains Mono" fo:color="#EF596F" fo:font-size="14pt" style:font-size-asian="14pt" style:font-size-complex="14pt"/>
    </style:style>
    <style:style style:name="T120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02" style:parent-style-name="Основнойшрифтабзаца" style:family="text">
      <style:text-properties fo:font-size="14pt" style:font-size-asian="14pt" style:font-size-complex="14pt"/>
    </style:style>
    <style:style style:name="T120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04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20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06" style:parent-style-name="Основнойшрифтабзаца" style:family="text">
      <style:text-properties fo:font-size="14pt" style:font-size-asian="14pt" style:font-size-complex="14pt"/>
    </style:style>
    <style:style style:name="T120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0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20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10" style:parent-style-name="Основнойшрифтабзаца" style:family="text">
      <style:text-properties fo:font-size="14pt" style:font-size-asian="14pt" style:font-size-complex="14pt"/>
    </style:style>
    <style:style style:name="T121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12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21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14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21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16" style:parent-style-name="Основнойшрифтабзаца" style:family="text">
      <style:text-properties fo:font-size="14pt" style:font-size-asian="14pt" style:font-size-complex="14pt"/>
    </style:style>
    <style:style style:name="T121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18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21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20" style:parent-style-name="Основнойшрифтабзаца" style:family="text">
      <style:text-properties fo:font-size="14pt" style:font-size-asian="14pt" style:font-size-complex="14pt"/>
    </style:style>
    <style:style style:name="T122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22" style:parent-style-name="Основнойшрифтабзаца" style:family="text">
      <style:text-properties fo:font-size="14pt" style:font-size-asian="14pt" style:font-size-complex="14pt"/>
    </style:style>
    <style:style style:name="T122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24" style:parent-style-name="Основнойшрифтабзаца" style:family="text">
      <style:text-properties fo:font-size="14pt" style:font-size-asian="14pt" style:font-size-complex="14pt"/>
    </style:style>
    <style:style style:name="T122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26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227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22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29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230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23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32" style:parent-style-name="Основнойшрифтабзаца" style:family="text">
      <style:text-properties fo:font-size="14pt" style:font-size-asian="14pt" style:font-size-complex="14pt"/>
    </style:style>
    <style:style style:name="T123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34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23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36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23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38" style:parent-style-name="Основнойшрифтабзаца" style:family="text">
      <style:text-properties fo:font-size="14pt" style:font-size-asian="14pt" style:font-size-complex="14pt"/>
    </style:style>
    <style:style style:name="T123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40" style:parent-style-name="Основнойшрифтабзаца" style:family="text">
      <style:text-properties fo:font-size="14pt" style:font-size-asian="14pt" style:font-size-complex="14pt"/>
    </style:style>
    <style:style style:name="T124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42" style:parent-style-name="Основнойшрифтабзаца" style:family="text">
      <style:text-properties fo:font-size="14pt" style:font-size-asian="14pt" style:font-size-complex="14pt"/>
    </style:style>
    <style:style style:name="T124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44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24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46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24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48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24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50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1251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52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253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54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25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56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125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58" style:parent-style-name="Основнойшрифтабзаца" style:family="text">
      <style:text-properties fo:font-size="14pt" style:font-size-asian="14pt" style:font-size-complex="14pt"/>
    </style:style>
    <style:style style:name="T1259" style:parent-style-name="Основнойшрифтабзаца" style:family="text">
      <style:text-properties fo:font-size="14pt" style:font-size-asian="14pt" style:font-size-complex="14pt"/>
    </style:style>
    <style:style style:name="T126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61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26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63" style:parent-style-name="Основнойшрифтабзаца" style:family="text">
      <style:text-properties style:font-name="JetBrains Mono" fo:color="#D19A66" fo:font-size="14pt" style:font-size-asian="14pt" style:font-size-complex="14pt"/>
    </style:style>
    <style:style style:name="T126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65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266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67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1268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69" style:parent-style-name="Основнойшрифтабзаца" style:family="text">
      <style:text-properties fo:font-size="14pt" style:font-size-asian="14pt" style:font-size-complex="14pt"/>
    </style:style>
    <style:style style:name="T1270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71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27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73" style:parent-style-name="Основнойшрифтабзаца" style:family="text">
      <style:text-properties style:font-name="JetBrains Mono" fo:color="#61AFEF" fo:font-size="14pt" style:font-size-asian="14pt" style:font-size-complex="14pt"/>
    </style:style>
    <style:style style:name="T1274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75" style:parent-style-name="Основнойшрифтабзаца" style:family="text">
      <style:text-properties style:font-name="JetBrains Mono" fo:color="#D55FDE" fo:font-size="14pt" style:font-size-asian="14pt" style:font-size-complex="14pt"/>
    </style:style>
    <style:style style:name="T1276" style:parent-style-name="Основнойшрифтабзаца" style:family="text">
      <style:text-properties style:font-name="JetBrains Mono" fo:color="#E5C07B" fo:font-size="14pt" style:font-size-asian="14pt" style:font-size-complex="14pt"/>
    </style:style>
    <style:style style:name="T1277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78" style:parent-style-name="Основнойшрифтабзаца" style:family="text">
      <style:text-properties style:font-name="JetBrains Mono" fo:color="#89CA78" fo:font-size="14pt" style:font-size-asian="14pt" style:font-size-complex="14pt"/>
    </style:style>
    <style:style style:name="T1279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80" style:parent-style-name="Основнойшрифтабзаца" style:family="text">
      <style:text-properties fo:font-size="14pt" style:font-size-asian="14pt" style:font-size-complex="14pt"/>
    </style:style>
    <style:style style:name="T1281" style:parent-style-name="Основнойшрифтабзаца" style:family="text">
      <style:text-properties fo:font-size="14pt" style:font-size-asian="14pt" style:font-size-complex="14pt"/>
    </style:style>
    <style:style style:name="T1282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83" style:parent-style-name="Основнойшрифтабзаца" style:family="text">
      <style:text-properties fo:font-size="14pt" style:font-size-asian="14pt" style:font-size-complex="14pt"/>
    </style:style>
    <style:style style:name="T1284" style:parent-style-name="Основнойшрифтабзаца" style:family="text">
      <style:text-properties fo:font-size="14pt" style:font-size-asian="14pt" style:font-size-complex="14pt"/>
    </style:style>
    <style:style style:name="T1285" style:parent-style-name="Основнойшрифтабзаца" style:family="text">
      <style:text-properties style:font-name="JetBrains Mono" fo:color="#BBBBBB" fo:font-size="14pt" style:font-size-asian="14pt" style:font-size-complex="14pt"/>
    </style:style>
    <style:style style:name="T1286" style:parent-style-name="Основнойшрифтабзаца" style:family="text">
      <style:text-properties fo:font-size="14pt" style:font-size-asian="14pt" style:font-size-complex="14pt"/>
    </style:style>
    <style:style style:name="P1287" style:parent-style-name="Standard" style:family="paragraph">
      <style:text-properties fo:font-size="14pt" style:font-size-asian="14pt" style:font-size-complex="14pt"/>
    </style:style>
    <style:style style:name="P1288" style:parent-style-name="Standard" style:family="paragraph">
      <style:text-properties fo:font-size="14pt" style:font-size-asian="14pt" style:font-size-complex="14pt"/>
    </style:style>
    <style:style style:name="P1289" style:parent-style-name="Standard" style:family="paragraph">
      <style:text-properties fo:font-size="14pt" style:font-size-asian="14pt" style:font-size-complex="14pt"/>
    </style:style>
    <style:style style:name="P1290" style:parent-style-name="Standard" style:family="paragraph">
      <style:text-properties fo:font-size="14pt" style:font-size-asian="14pt" style:font-size-complex="14pt"/>
    </style:style>
    <style:style style:name="P1291" style:parent-style-name="Standard" style:family="paragraph">
      <style:text-properties fo:font-size="14pt" style:font-size-asian="14pt" style:font-size-complex="14pt"/>
    </style:style>
    <style:style style:name="P1292" style:parent-style-name="Standard" style:family="paragraph">
      <style:text-properties fo:font-size="14pt" style:font-size-asian="14pt" style:font-size-complex="14pt"/>
    </style:style>
    <style:style style:name="P1293" style:parent-style-name="Standard" style:family="paragraph">
      <style:text-properties fo:font-size="14pt" style:font-size-asian="14pt" style:font-size-complex="14pt"/>
    </style:style>
    <style:style style:name="P1294" style:parent-style-name="Standard" style:family="paragraph">
      <style:text-properties fo:font-size="14pt" style:font-size-asian="14pt" style:font-size-complex="14pt"/>
    </style:style>
    <style:style style:name="P1295" style:parent-style-name="Standard" style:family="paragraph">
      <style:text-properties fo:font-size="14pt" style:font-size-asian="14pt" style:font-size-complex="14pt"/>
    </style:style>
    <style:style style:name="P1296" style:parent-style-name="Standard" style:family="paragraph">
      <style:text-properties fo:font-size="14pt" style:font-size-asian="14pt" style:font-size-complex="14pt"/>
    </style:style>
    <style:style style:name="P1297" style:parent-style-name="Standard" style:family="paragraph">
      <style:text-properties fo:font-size="14pt" style:font-size-asian="14pt" style:font-size-complex="14pt"/>
    </style:style>
    <style:style style:name="P1298" style:parent-style-name="Standard" style:family="paragraph">
      <style:text-properties fo:font-size="14pt" style:font-size-asian="14pt" style:font-size-complex="14pt"/>
    </style:style>
    <style:style style:name="P1299" style:parent-style-name="Standard" style:family="paragraph">
      <style:text-properties fo:font-size="14pt" style:font-size-asian="14pt" style:font-size-complex="14pt"/>
    </style:style>
    <style:style style:name="P1300" style:parent-style-name="Standard" style:family="paragraph">
      <style:text-properties fo:font-size="14pt" style:font-size-asian="14pt" style:font-size-complex="14pt"/>
    </style:style>
    <style:style style:name="P130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302" style:parent-style-name="Standard" style:family="paragraph">
      <style:text-properties fo:font-size="14pt" style:font-size-asian="14pt" style:font-size-complex="14pt" fo:language="ru" fo:country="RU"/>
    </style:style>
    <style:style style:name="T130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04" style:parent-style-name="Основнойшрифтабзаца" style:family="text">
      <style:text-properties fo:font-size="14pt" style:font-size-asian="14pt" style:font-size-complex="14pt"/>
    </style:style>
    <style:style style:name="T130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06" style:parent-style-name="Основнойшрифтабзаца" style:family="text">
      <style:text-properties fo:font-size="14pt" style:font-size-asian="14pt" style:font-size-complex="14pt"/>
    </style:style>
    <style:style style:name="T130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308" style:parent-style-name="Standard" style:family="paragraph">
      <style:text-properties fo:font-size="14pt" style:font-size-asian="14pt" style:font-size-complex="14pt" fo:language="ru" fo:country="RU"/>
    </style:style>
    <style:style style:name="P1309" style:parent-style-name="Standard" style:family="paragraph">
      <style:text-properties fo:font-size="14pt" style:font-size-asian="14pt" style:font-size-complex="14pt" fo:language="ru" fo:country="RU"/>
    </style:style>
    <style:style style:name="P1310" style:parent-style-name="Standard" style:family="paragraph">
      <style:text-properties fo:font-size="14pt" style:font-size-asian="14pt" style:font-size-complex="14pt" fo:language="ru" fo:country="RU"/>
    </style:style>
    <style:style style:name="P1311" style:parent-style-name="Standard" style:family="paragraph">
      <style:text-properties fo:font-size="14pt" style:font-size-asian="14pt" style:font-size-complex="14pt" fo:language="ru" fo:country="RU"/>
    </style:style>
    <style:style style:name="P1312" style:parent-style-name="Standard" style:family="paragraph">
      <style:text-properties fo:font-size="14pt" style:font-size-asian="14pt" style:font-size-complex="14pt" fo:language="ru" fo:country="RU"/>
    </style:style>
    <style:style style:name="P1313" style:parent-style-name="Standard" style:family="paragraph">
      <style:text-properties fo:font-size="14pt" style:font-size-asian="14pt" style:font-size-complex="14pt" fo:language="ru" fo:country="RU"/>
    </style:style>
    <style:style style:name="P1314" style:parent-style-name="Standard" style:family="paragraph">
      <style:text-properties fo:font-size="14pt" style:font-size-asian="14pt" style:font-size-complex="14pt" fo:language="ru" fo:country="RU"/>
    </style:style>
    <style:style style:name="P1315" style:parent-style-name="Standard" style:family="paragraph">
      <style:text-properties fo:font-size="14pt" style:font-size-asian="14pt" style:font-size-complex="14pt" fo:language="ru" fo:country="RU"/>
    </style:style>
    <style:style style:name="P1316" style:parent-style-name="Standard" style:family="paragraph">
      <style:text-properties fo:font-size="14pt" style:font-size-asian="14pt" style:font-size-complex="14pt" fo:language="ru" fo:country="RU"/>
    </style:style>
    <style:style style:name="P1317" style:parent-style-name="Standard" style:family="paragraph">
      <style:text-properties fo:font-size="14pt" style:font-size-asian="14pt" style:font-size-complex="14pt" fo:language="ru" fo:country="RU"/>
    </style:style>
    <style:style style:name="P1318" style:parent-style-name="Standard" style:family="paragraph">
      <style:text-properties fo:font-size="14pt" style:font-size-asian="14pt" style:font-size-complex="14pt" fo:language="ru" fo:country="RU"/>
    </style:style>
    <style:style style:name="T131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20" style:parent-style-name="Основнойшрифтабзаца" style:family="text">
      <style:text-properties fo:font-size="14pt" style:font-size-asian="14pt" style:font-size-complex="14pt"/>
    </style:style>
    <style:style style:name="T132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22" style:parent-style-name="Основнойшрифтабзаца" style:family="text">
      <style:text-properties fo:font-size="14pt" style:font-size-asian="14pt" style:font-size-complex="14pt"/>
    </style:style>
    <style:style style:name="T132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324" style:parent-style-name="Standard" style:family="paragraph">
      <style:text-properties fo:font-size="14pt" style:font-size-asian="14pt" style:font-size-complex="14pt" fo:language="ru" fo:country="RU"/>
    </style:style>
    <style:style style:name="P1325" style:parent-style-name="Standard" style:family="paragraph">
      <style:text-properties fo:font-size="14pt" style:font-size-asian="14pt" style:font-size-complex="14pt" fo:language="ru" fo:country="RU"/>
    </style:style>
    <style:style style:name="P1326" style:parent-style-name="Standard" style:family="paragraph">
      <style:text-properties fo:font-size="14pt" style:font-size-asian="14pt" style:font-size-complex="14pt" fo:language="ru" fo:country="RU"/>
    </style:style>
    <style:style style:name="P1327" style:parent-style-name="Standard" style:family="paragraph">
      <style:text-properties fo:font-size="14pt" style:font-size-asian="14pt" style:font-size-complex="14pt" fo:language="ru" fo:country="RU"/>
    </style:style>
    <style:style style:name="P1328" style:parent-style-name="Standard" style:family="paragraph">
      <style:text-properties fo:font-size="14pt" style:font-size-asian="14pt" style:font-size-complex="14pt" fo:language="ru" fo:country="RU"/>
    </style:style>
    <style:style style:name="P1329" style:parent-style-name="Standard" style:family="paragraph">
      <style:text-properties fo:font-size="14pt" style:font-size-asian="14pt" style:font-size-complex="14pt" fo:language="ru" fo:country="RU"/>
    </style:style>
    <style:style style:name="P1330" style:parent-style-name="Standard" style:family="paragraph">
      <style:text-properties fo:font-size="14pt" style:font-size-asian="14pt" style:font-size-complex="14pt" fo:language="ru" fo:country="RU"/>
    </style:style>
    <style:style style:name="T133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32" style:parent-style-name="Основнойшрифтабзаца" style:family="text">
      <style:text-properties fo:font-size="14pt" style:font-size-asian="14pt" style:font-size-complex="14pt"/>
    </style:style>
    <style:style style:name="T13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34" style:parent-style-name="Основнойшрифтабзаца" style:family="text">
      <style:text-properties fo:font-size="14pt" style:font-size-asian="14pt" style:font-size-complex="14pt"/>
    </style:style>
    <style:style style:name="T133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37" style:parent-style-name="Основнойшрифтабзаца" style:family="text">
      <style:text-properties fo:font-size="14pt" style:font-size-asian="14pt" style:font-size-complex="14pt"/>
    </style:style>
    <style:style style:name="T133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40" style:parent-style-name="Основнойшрифтабзаца" style:family="text">
      <style:text-properties fo:font-size="14pt" style:font-size-asian="14pt" style:font-size-complex="14pt"/>
    </style:style>
    <style:style style:name="T134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43" style:parent-style-name="Основнойшрифтабзаца" style:family="text">
      <style:text-properties fo:font-size="14pt" style:font-size-asian="14pt" style:font-size-complex="14pt"/>
    </style:style>
    <style:style style:name="T134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4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46" style:parent-style-name="Основнойшрифтабзаца" style:family="text">
      <style:text-properties fo:font-size="14pt" style:font-size-asian="14pt" style:font-size-complex="14pt"/>
    </style:style>
    <style:style style:name="T13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4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49" style:parent-style-name="Основнойшрифтабзаца" style:family="text">
      <style:text-properties fo:font-size="14pt" style:font-size-asian="14pt" style:font-size-complex="14pt"/>
    </style:style>
    <style:style style:name="T1350" style:parent-style-name="Основнойшрифтабзаца" style:family="text">
      <style:text-properties fo:font-size="14pt" style:font-size-asian="14pt" style:font-size-complex="14pt"/>
    </style:style>
    <style:style style:name="T135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53" style:parent-style-name="Основнойшрифтабзаца" style:family="text">
      <style:text-properties fo:font-size="14pt" style:font-size-asian="14pt" style:font-size-complex="14pt"/>
    </style:style>
    <style:style style:name="T13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5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56" style:parent-style-name="Основнойшрифтабзаца" style:family="text">
      <style:text-properties fo:font-size="14pt" style:font-size-asian="14pt" style:font-size-complex="14pt"/>
    </style:style>
    <style:style style:name="T135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59" style:parent-style-name="Основнойшрифтабзаца" style:family="text">
      <style:text-properties fo:font-size="14pt" style:font-size-asian="14pt" style:font-size-complex="14pt"/>
    </style:style>
    <style:style style:name="T13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6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62" style:parent-style-name="Основнойшрифтабзаца" style:family="text">
      <style:text-properties fo:font-size="14pt" style:font-size-asian="14pt" style:font-size-complex="14pt"/>
    </style:style>
    <style:style style:name="T136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65" style:parent-style-name="Основнойшрифтабзаца" style:family="text">
      <style:text-properties fo:font-size="14pt" style:font-size-asian="14pt" style:font-size-complex="14pt"/>
    </style:style>
    <style:style style:name="T13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6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69" style:parent-style-name="Основнойшрифтабзаца" style:family="text">
      <style:text-properties fo:font-size="14pt" style:font-size-asian="14pt" style:font-size-complex="14pt"/>
    </style:style>
    <style:style style:name="T137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7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72" style:parent-style-name="Основнойшрифтабзаца" style:family="text">
      <style:text-properties fo:font-size="14pt" style:font-size-asian="14pt" style:font-size-complex="14pt"/>
    </style:style>
    <style:style style:name="T13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75" style:parent-style-name="Основнойшрифтабзаца" style:family="text">
      <style:text-properties fo:font-size="14pt" style:font-size-asian="14pt" style:font-size-complex="14pt"/>
    </style:style>
    <style:style style:name="T137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78" style:parent-style-name="Основнойшрифтабзаца" style:family="text">
      <style:text-properties fo:font-size="14pt" style:font-size-asian="14pt" style:font-size-complex="14pt"/>
    </style:style>
    <style:style style:name="T137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8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81" style:parent-style-name="Основнойшрифтабзаца" style:family="text">
      <style:text-properties fo:font-size="14pt" style:font-size-asian="14pt" style:font-size-complex="14pt"/>
    </style:style>
    <style:style style:name="T138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8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84" style:parent-style-name="Основнойшрифтабзаца" style:family="text">
      <style:text-properties fo:font-size="14pt" style:font-size-asian="14pt" style:font-size-complex="14pt"/>
    </style:style>
    <style:style style:name="T138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8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87" style:parent-style-name="Основнойшрифтабзаца" style:family="text">
      <style:text-properties fo:font-size="14pt" style:font-size-asian="14pt" style:font-size-complex="14pt"/>
    </style:style>
    <style:style style:name="T13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8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90" style:parent-style-name="Основнойшрифтабзаца" style:family="text">
      <style:text-properties fo:font-size="14pt" style:font-size-asian="14pt" style:font-size-complex="14pt"/>
    </style:style>
    <style:style style:name="T139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9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93" style:parent-style-name="Основнойшрифтабзаца" style:family="text">
      <style:text-properties fo:font-size="14pt" style:font-size-asian="14pt" style:font-size-complex="14pt"/>
    </style:style>
    <style:style style:name="T139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9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96" style:parent-style-name="Основнойшрифтабзаца" style:family="text">
      <style:text-properties fo:font-size="14pt" style:font-size-asian="14pt" style:font-size-complex="14pt"/>
    </style:style>
    <style:style style:name="T139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99" style:parent-style-name="Основнойшрифтабзаца" style:family="text">
      <style:text-properties fo:font-size="14pt" style:font-size-asian="14pt" style:font-size-complex="14pt"/>
    </style:style>
    <style:style style:name="T14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3" style:parent-style-name="Основнойшрифтабзаца" style:family="text">
      <style:text-properties fo:font-size="14pt" style:font-size-asian="14pt" style:font-size-complex="14pt"/>
    </style:style>
    <style:style style:name="T140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6" style:parent-style-name="Основнойшрифтабзаца" style:family="text">
      <style:text-properties fo:font-size="14pt" style:font-size-asian="14pt" style:font-size-complex="14pt"/>
    </style:style>
    <style:style style:name="T140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09" style:parent-style-name="Основнойшрифтабзаца" style:family="text">
      <style:text-properties fo:font-size="14pt" style:font-size-asian="14pt" style:font-size-complex="14pt"/>
    </style:style>
    <style:style style:name="T141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1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12" style:parent-style-name="Основнойшрифтабзаца" style:family="text">
      <style:text-properties fo:font-size="14pt" style:font-size-asian="14pt" style:font-size-complex="14pt"/>
    </style:style>
    <style:style style:name="T141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1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15" style:parent-style-name="Основнойшрифтабзаца" style:family="text">
      <style:text-properties fo:font-size="14pt" style:font-size-asian="14pt" style:font-size-complex="14pt"/>
    </style:style>
    <style:style style:name="T141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1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1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19" style:parent-style-name="Основнойшрифтабзаца" style:family="text">
      <style:text-properties fo:font-size="14pt" style:font-size-asian="14pt" style:font-size-complex="14pt"/>
    </style:style>
    <style:style style:name="T142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2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22" style:parent-style-name="Основнойшрифтабзаца" style:family="text">
      <style:text-properties fo:font-size="14pt" style:font-size-asian="14pt" style:font-size-complex="14pt"/>
    </style:style>
    <style:style style:name="T142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2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25" style:parent-style-name="Основнойшрифтабзаца" style:family="text">
      <style:text-properties fo:font-size="14pt" style:font-size-asian="14pt" style:font-size-complex="14pt"/>
    </style:style>
    <style:style style:name="T142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28" style:parent-style-name="Основнойшрифтабзаца" style:family="text">
      <style:text-properties fo:font-size="14pt" style:font-size-asian="14pt" style:font-size-complex="14pt"/>
    </style:style>
    <style:style style:name="T142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3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31" style:parent-style-name="Основнойшрифтабзаца" style:family="text">
      <style:text-properties fo:font-size="14pt" style:font-size-asian="14pt" style:font-size-complex="14pt"/>
    </style:style>
    <style:style style:name="T143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433" style:parent-style-name="Standard" style:family="paragraph">
      <style:text-properties fo:font-size="14pt" style:font-size-asian="14pt" style:font-size-complex="14pt" fo:language="ru" fo:country="RU"/>
    </style:style>
    <style:style style:name="T143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35" style:parent-style-name="Основнойшрифтабзаца" style:family="text">
      <style:text-properties fo:font-size="14pt" style:font-size-asian="14pt" style:font-size-complex="14pt"/>
    </style:style>
    <style:style style:name="T143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38" style:parent-style-name="Основнойшрифтабзаца" style:family="text">
      <style:text-properties fo:font-size="14pt" style:font-size-asian="14pt" style:font-size-complex="14pt"/>
    </style:style>
    <style:style style:name="T14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4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41" style:parent-style-name="Основнойшрифтабзаца" style:family="text">
      <style:text-properties fo:font-size="14pt" style:font-size-asian="14pt" style:font-size-complex="14pt"/>
    </style:style>
    <style:style style:name="T14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443" style:parent-style-name="Standard" style:family="paragraph">
      <style:text-properties fo:font-size="14pt" style:font-size-asian="14pt" style:font-size-complex="14pt" fo:language="ru" fo:country="RU"/>
    </style:style>
    <style:style style:name="P1444" style:parent-style-name="Standard" style:family="paragraph">
      <style:text-properties fo:font-size="14pt" style:font-size-asian="14pt" style:font-size-complex="14pt" fo:language="ru" fo:country="RU"/>
    </style:style>
    <style:style style:name="T1445" style:parent-style-name="Основнойшрифтабзаца" style:family="text">
      <style:text-properties fo:font-size="14pt" style:font-size-asian="14pt" style:font-size-complex="14pt"/>
    </style:style>
    <style:style style:name="T144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47" style:parent-style-name="Основнойшрифтабзаца" style:family="text">
      <style:text-properties fo:font-size="14pt" style:font-size-asian="14pt" style:font-size-complex="14pt"/>
    </style:style>
    <style:style style:name="T144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49" style:parent-style-name="Основнойшрифтабзаца" style:family="text">
      <style:text-properties fo:font-size="14pt" style:font-size-asian="14pt" style:font-size-complex="14pt"/>
    </style:style>
    <style:style style:name="T145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51" style:parent-style-name="Основнойшрифтабзаца" style:family="text">
      <style:text-properties fo:font-size="14pt" style:font-size-asian="14pt" style:font-size-complex="14pt"/>
    </style:style>
    <style:style style:name="T14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53" style:parent-style-name="Основнойшрифтабзаца" style:family="text">
      <style:text-properties fo:font-size="14pt" style:font-size-asian="14pt" style:font-size-complex="14pt"/>
    </style:style>
    <style:style style:name="T14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455" style:parent-style-name="Standard" style:family="paragraph">
      <style:text-properties fo:font-size="14pt" style:font-size-asian="14pt" style:font-size-complex="14pt" fo:language="ru" fo:country="RU"/>
    </style:style>
    <style:style style:name="P1456" style:parent-style-name="Standard" style:family="paragraph">
      <style:text-properties fo:font-size="14pt" style:font-size-asian="14pt" style:font-size-complex="14pt" fo:language="ru" fo:country="RU"/>
    </style:style>
    <style:style style:name="P1457" style:parent-style-name="Standard" style:family="paragraph">
      <style:text-properties fo:font-size="14pt" style:font-size-asian="14pt" style:font-size-complex="14pt" fo:language="ru" fo:country="RU"/>
    </style:style>
    <style:style style:name="P145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T145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60" style:parent-style-name="Основнойшрифтабзаца" style:family="text">
      <style:text-properties fo:font-size="14pt" style:font-size-asian="14pt" style:font-size-complex="14pt"/>
    </style:style>
    <style:style style:name="P1461" style:parent-style-name="Standard" style:family="paragraph">
      <style:text-properties fo:font-size="14pt" style:font-size-asian="14pt" style:font-size-complex="14pt" fo:language="ru" fo:country="RU"/>
    </style:style>
    <style:style style:name="P1462" style:parent-style-name="Standard" style:family="paragraph">
      <style:text-properties fo:font-size="14pt" style:font-size-asian="14pt" style:font-size-complex="14pt" fo:language="ru" fo:country="RU"/>
    </style:style>
    <style:style style:name="T1463" style:parent-style-name="Основнойшрифтабзаца" style:family="text">
      <style:text-properties fo:font-size="14pt" style:font-size-asian="14pt" style:font-size-complex="14pt" fo:language="ru" fo:country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МИНИСТЕРСТВО ЦИФРОВОГО РАЗВИТИЯ, СВЯЗИ И МАССОВЫХ</text:span></text:p>
      <text:p text:style-name="P3"><text:span text:style-name="T4">КОММУНИКАЦИЙ РОССИЙСКОЙ ФЕДЕРАЦИИ</text:span></text:p>
      <text:p text:style-name="P5"><text:span text:style-name="T6">Ордена Трудового Красного Знамени федеральное государственное бюджетное образовательное учреждение<text:s/></text:span><text:span text:style-name="T7">высшего образования<text:s/></text:span><text:span text:style-name="T8">  </text:span><text:span text:style-name="T9">«Московский технический университет связи и информатики»</text:span></text:p>
      <text:p text:style-name="P10"><text:span text:style-name="T11"><draw:frame draw:style-name="a0" draw:name="Picture 1" text:anchor-type="as-char" svg:x="0in" svg:y="0in" svg:width="6.4953in" svg:height="0.0209in" style:rel-width="scale" style:rel-height="scale"><draw:image xlink:href="media/image1.gif" xlink:type="simple" xlink:show="embed" xlink:actuate="onLoad"/><svg:title/><svg:desc/></draw:frame></text:span></text:p>
      <text:p text:style-name="P12"><text:span text:style-name="T13">Кафедра"Системное программирование"</text:span></text:p>
      <text:p text:style-name="P14"><text:span text:style-name="T15">  </text:span></text:p>
      <text:p text:style-name="P16"><text:span text:style-name="T17">  </text:span></text:p>
      <text:p text:style-name="P18"><text:span text:style-name="T19">  </text:span></text:p>
      <text:p text:style-name="P20"/>
      <text:p text:style-name="P21"><text:span text:style-name="T22">Лабо</text:span><text:span text:style-name="T23">раторная работа № 7 Вариант № 17</text:span></text:p>
      <text:p text:style-name="P24"><text:span text:style-name="T25">По дисциплине</text:span></text:p>
      <text:p text:style-name="P26"><text:span text:style-name="T27">“Информационные технологии и программирование”</text:span></text:p>
      <text:p text:style-name="P28"/>
      <text:p text:style-name="P29"><text:span text:style-name="T30"><text:s/></text:span></text:p>
      <text:p text:style-name="P31"><text:span text:style-name="T32">Выполнил: студент гр.<text:s/></text:span><text:span text:style-name="T33">БВТ2201</text:span></text:p>
      <text:p text:style-name="P34"><text:span text:style-name="T35">Новожилов Д.П.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<text:span text:style-name="T51">Москва, 2023 г</text:span></text:p>
      <text:p text:style-name="P52"/>
      <text:p text:style-name="P53"><text:span text:style-name="T54">Первое задание:</text:span></text:p>
      <text:p text:style-name="P55"><text:span text:style-name="T56">import<text:s/></text:span><text:span text:style-name="T57">java.util.Arrays</text:span><text:span text:style-name="T58">;</text:span><text:span text:style-name="T59"><text:line-break/></text:span><text:span text:style-name="T60"><text:line-break/></text:span><text:span text:style-name="T61">public class<text:s/></text:span><text:span text:style-name="T62">CountSum<text:s/></text:span><text:span text:style-name="T63">extends<text:s/></text:span><text:span text:style-name="T64">Thread</text:span><text:span text:style-name="T65">{</text:span><text:span text:style-name="T66"><text:line-break/></text:span><text:span text:style-name="T67"><text:line-break/></text:span><text:span text:style-name="T68"><text:s text:c="4"/></text:span><text:span text:style-name="T69">private int</text:span><text:span text:style-name="T70">[]<text:s/></text:span><text:span text:style-name="T71">array</text:span><text:span text:style-name="T72">;</text:span><text:span text:style-name="T73"><text:line-break/></text:span><text:span text:style-name="T74"><text:s text:c="4"/></text:span><text:span text:style-name="T75">private int<text:s/></text:span><text:span text:style-name="T76">sum<text:s/></text:span><text:span text:style-name="T77">=<text:s/></text:span><text:span text:style-name="T78">0</text:span><text:span text:style-name="T79">;</text:span><text:span text:style-name="T80"><text:line-break/></text:span><text:span text:style-name="T81"><text:line-break/></text:span><text:span text:style-name="T82"><text:s text:c="4"/></text:span><text:span text:style-name="T83">public<text:s/></text:span><text:span text:style-name="T84">CountSum</text:span><text:span text:style-name="T85">(</text:span><text:span text:style-name="T86">int</text:span><text:span text:style-name="T87">[]<text:s/></text:span><text:span text:style-name="T88">array</text:span><text:span text:style-name="T89">){</text:span><text:span text:style-name="T90"><text:line-break/></text:span><text:span text:style-name="T91"><text:s text:c="8"/></text:span><text:span text:style-name="T92">this</text:span><text:span text:style-name="T93">.</text:span><text:span text:style-name="T94">array<text:s/></text:span><text:span text:style-name="T95">=<text:s/></text:span><text:span text:style-name="T96">array</text:span><text:span text:style-name="T97">;</text:span><text:span text:style-name="T98"><text:line-break/></text:span><text:span text:style-name="T99"><text:s text:c="4"/>}</text:span><text:span text:style-name="T100"><text:line-break/></text:span><text:span text:style-name="T101"><text:line-break/></text:span><text:span text:style-name="T102"><text:s text:c="4"/></text:span><text:span text:style-name="T103">@Override</text:span><text:span text:style-name="T104"><text:line-break/></text:span><text:span text:style-name="T105"><text:s text:c="4"/></text:span><text:span text:style-name="T106">public void<text:s/></text:span><text:span text:style-name="T107">run</text:span><text:span text:style-name="T108">(){</text:span><text:span text:style-name="T109"><text:line-break/></text:span><text:span text:style-name="T110"><text:s text:c="8"/></text:span><text:span text:style-name="T111">calculateSum</text:span><text:span text:style-name="T112">();</text:span><text:span text:style-name="T113"><text:line-break/></text:span><text:span text:style-name="T114"><text:s text:c="4"/>}</text:span><text:span text:style-name="T115"><text:line-break/></text:span><text:span text:style-name="T116"><text:s text:c="4"/></text:span><text:span text:style-name="T117">private void<text:s/></text:span><text:span text:style-name="T118">calculateSum</text:span><text:span text:style-name="T119">(){</text:span><text:span text:style-name="T120"><text:line-break/></text:span><text:span text:style-name="T121"><text:s text:c="8"/></text:span><text:span text:style-name="T122">for<text:s/></text:span><text:span text:style-name="T123">(</text:span><text:span text:style-name="T124">int<text:s/></text:span><text:span text:style-name="T125">item:<text:s/></text:span><text:span text:style-name="T126">array</text:span><text:span text:style-name="T127">){</text:span><text:span text:style-name="T128"><text:line-break/></text:span><text:span text:style-name="T129"><text:s text:c="12"/></text:span><text:span text:style-name="T130">sum<text:s/></text:span><text:span text:style-name="T131">+= item;</text:span><text:span text:style-name="T132"><text:line-break/></text:span><text:span text:style-name="T133"><text:s text:c="12"/></text:span><text:span text:style-name="T134">System</text:span><text:span text:style-name="T135">.</text:span><text:span text:style-name="T136">out</text:span><text:span text:style-name="T137">.</text:span><text:span text:style-name="T138">println</text:span><text:span text:style-name="T139">(</text:span><text:span text:style-name="T140">sum<text:s/></text:span><text:span text:style-name="T141">+<text:s/></text:span><text:span text:style-name="T142">" из "<text:s/></text:span><text:span text:style-name="T143">+<text:s/></text:span><text:span text:style-name="T144">Arrays</text:span><text:span text:style-name="T145">.</text:span><text:span text:style-name="T146">toString</text:span><text:span text:style-name="T147">(</text:span><text:span text:style-name="T148">array</text:span><text:span text:style-name="T149">));</text:span><text:span text:style-name="T150"><text:line-break/></text:span><text:span text:style-name="T151"><text:line-break/></text:span><text:span text:style-name="T152"><text:s text:c="8"/>}</text:span><text:span text:style-name="T153"><text:line-break/></text:span><text:span text:style-name="T154"><text:s text:c="4"/>}</text:span><text:span text:style-name="T155"><text:line-break/></text:span><text:span text:style-name="T156"><text:s text:c="4"/></text:span><text:span text:style-name="T157">public<text:s/></text:span><text:span text:style-name="T158">int<text:s/></text:span><text:span text:style-name="T159">getSum</text:span><text:span text:style-name="T160">(){</text:span><text:span text:style-name="T161"><text:line-break/></text:span><text:span text:style-name="T162"><text:s text:c="8"/></text:span><text:span text:style-name="T163">return<text:s/></text:span><text:span text:style-name="T164">sum</text:span><text:span text:style-name="T165">;</text:span><text:span text:style-name="T166"><text:line-break/></text:span><text:span text:style-name="T167"><text:s text:c="4"/>}</text:span><text:span text:style-name="T168"><text:line-break/></text:span><text:span text:style-name="T169">}</text:span></text:p>
      <text:p text:style-name="P170"><text:s/>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soft-page-break/>
      <text:p text:style-name="P186">Второе задание:</text:p>
      <text:p text:style-name="P187"/>
      <text:p text:style-name="P188"><text:span text:style-name="T189">import<text:s/></text:span><text:span text:style-name="T190">java.lang.reflect.Array</text:span><text:span text:style-name="T191">;</text:span><text:span text:style-name="T192"><text:line-break/></text:span><text:span text:style-name="T193">import<text:s/></text:span><text:span text:style-name="T194">java.util.Arrays</text:span><text:span text:style-name="T195">;</text:span><text:span text:style-name="T196"><text:line-break/></text:span><text:span text:style-name="T197"><text:line-break/></text:span><text:span text:style-name="T198">class<text:s/></text:span><text:span text:style-name="T199">MaxElementFinder<text:s/></text:span><text:span text:style-name="T200">implements<text:s/></text:span><text:span text:style-name="T201">Runnable<text:s/></text:span><text:span text:style-name="T202">{</text:span><text:span text:style-name="T203"><text:line-break/></text:span><text:span text:style-name="T204"><text:s text:c="4"/></text:span><text:span text:style-name="T205">private int</text:span><text:span text:style-name="T206">[]<text:s/></text:span><text:span text:style-name="T207">row</text:span><text:span text:style-name="T208">;</text:span><text:span text:style-name="T209"><text:line-break/></text:span><text:span text:style-name="T210"><text:s text:c="4"/></text:span><text:span text:style-name="T211">private int<text:s/></text:span><text:span text:style-name="T212">maxElement<text:s/></text:span><text:span text:style-name="T213">=<text:s/></text:span><text:span text:style-name="T214">Integer</text:span><text:span text:style-name="T215">.</text:span><text:span text:style-name="T216">MIN_VALUE</text:span><text:span text:style-name="T217">;</text:span><text:span text:style-name="T218"><text:line-break/></text:span><text:span text:style-name="T219"><text:line-break/></text:span><text:span text:style-name="T220"><text:s text:c="4"/></text:span><text:span text:style-name="T221">public<text:s/></text:span><text:span text:style-name="T222">MaxElementFinder</text:span><text:span text:style-name="T223">(</text:span><text:span text:style-name="T224">int</text:span><text:span text:style-name="T225">[]<text:s/></text:span><text:span text:style-name="T226">row</text:span><text:span text:style-name="T227">) {</text:span><text:span text:style-name="T228"><text:line-break/></text:span><text:span text:style-name="T229"><text:s text:c="8"/></text:span><text:span text:style-name="T230">this</text:span><text:span text:style-name="T231">.</text:span><text:span text:style-name="T232">row<text:s/></text:span><text:span text:style-name="T233">=<text:s/></text:span><text:span text:style-name="T234">row</text:span><text:span text:style-name="T235">;</text:span><text:span text:style-name="T236"><text:line-break/></text:span><text:span text:style-name="T237"><text:s text:c="4"/>}</text:span><text:span text:style-name="T238"><text:line-break/></text:span><text:span text:style-name="T239"><text:s text:c="4"/></text:span><text:span text:style-name="T240">@Override</text:span><text:span text:style-name="T241"><text:line-break/></text:span><text:span text:style-name="T242"><text:s text:c="4"/></text:span><text:span text:style-name="T243">public void<text:s/></text:span><text:span text:style-name="T244">run</text:span><text:span text:style-name="T245">() {</text:span><text:span text:style-name="T246"><text:line-break/></text:span><text:span text:style-name="T247"><text:s text:c="8"/></text:span><text:span text:style-name="T248">findMax</text:span><text:span text:style-name="T249">();</text:span><text:span text:style-name="T250"><text:line-break/></text:span><text:span text:style-name="T251"><text:s text:c="4"/>}</text:span><text:span text:style-name="T252"><text:line-break/></text:span><text:span text:style-name="T253"><text:s text:c="4"/></text:span><text:span text:style-name="T254">private void<text:s/></text:span><text:span text:style-name="T255">findMax</text:span><text:span text:style-name="T256">(){</text:span><text:span text:style-name="T257"><text:line-break/></text:span><text:span text:style-name="T258"><text:s text:c="8"/></text:span><text:span text:style-name="T259">for<text:s/></text:span><text:span text:style-name="T260">(</text:span><text:span text:style-name="T261">int<text:s/></text:span><text:span text:style-name="T262">item :<text:s/></text:span><text:span text:style-name="T263">row</text:span><text:span text:style-name="T264">) {</text:span><text:span text:style-name="T265"><text:line-break/></text:span><text:span text:style-name="T266"><text:s text:c="12"/></text:span><text:span text:style-name="T267">if<text:s/></text:span><text:span text:style-name="T268">(item &gt;<text:s/></text:span><text:span text:style-name="T269">maxElement</text:span><text:span text:style-name="T270">) {</text:span><text:span text:style-name="T271"><text:line-break/></text:span><text:span text:style-name="T272"><text:s text:c="16"/></text:span><text:span text:style-name="T273">maxElement<text:s/></text:span><text:span text:style-name="T274">=<text:s/></text:span><text:span text:style-name="T275">item;</text:span><text:span text:style-name="T276"><text:line-break/></text:span><text:span text:style-name="T277"><text:s text:c="12"/>}</text:span><text:span text:style-name="T278"><text:line-break/></text:span><text:span text:style-name="T279"><text:s text:c="8"/>}</text:span><text:span text:style-name="T280"><text:line-break/></text:span><text:span text:style-name="T281"><text:s text:c="4"/>}</text:span><text:span text:style-name="T282"><text:line-break/></text:span><text:span text:style-name="T283"><text:s text:c="4"/></text:span><text:span text:style-name="T284">public int<text:s/></text:span><text:span text:style-name="T285">getMaxElement</text:span><text:span text:style-name="T286">() {</text:span><text:span text:style-name="T287"><text:line-break/></text:span><text:span text:style-name="T288"><text:s text:c="8"/></text:span><text:span text:style-name="T289">System</text:span><text:span text:style-name="T290">.</text:span><text:span text:style-name="T291">out</text:span><text:span text:style-name="T292">.</text:span><text:span text:style-name="T293">println</text:span><text:span text:style-name="T294">(</text:span><text:span text:style-name="T295">maxElement<text:s/></text:span><text:span text:style-name="T296">+<text:s/></text:span><text:span text:style-name="T297">" наибольшее в "<text:s/></text:span><text:span text:style-name="T298">+<text:s/></text:span><text:span text:style-name="T299">Arrays</text:span><text:span text:style-name="T300">.</text:span><text:span text:style-name="T301">toString</text:span><text:span text:style-name="T302">(</text:span><text:span text:style-name="T303">row</text:span><text:span text:style-name="T304">));</text:span><text:span text:style-name="T305"><text:line-break/></text:span><text:span text:style-name="T306"><text:s text:c="8"/></text:span><text:span text:style-name="T307">return<text:s/></text:span><text:span text:style-name="T308">maxElement</text:span><text:span text:style-name="T309">;</text:span><text:span text:style-name="T310"><text:line-break/></text:span><text:span text:style-name="T311"><text:s text:c="4"/>}</text:span><text:span text:style-name="T312"><text:line-break/></text:span><text:span text:style-name="T313">}</text:span><text:span text:style-name="T314"><text:line-break/></text:span></text:p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>Третье задание:</text:p>
      <text:p text:style-name="P330"><text:s/></text:p>
      <text:soft-page-break/>
      <text:p text:style-name="P331"><text:span text:style-name="T332">import<text:s/></text:span><text:span text:style-name="T333">java.util.concurrent.CyclicBarrier</text:span><text:span text:style-name="T334">;</text:span><text:span text:style-name="T335"><text:line-break/></text:span><text:span text:style-name="T336">import<text:s/></text:span><text:span text:style-name="T337">java.util.concurrent.atomic.AtomicInteger</text:span><text:span text:style-name="T338">;</text:span><text:span text:style-name="T339"><text:line-break/></text:span><text:span text:style-name="T340">import<text:s/></text:span><text:span text:style-name="T341">java.util.concurrent.locks.Lock</text:span><text:span text:style-name="T342">;</text:span><text:span text:style-name="T343"><text:line-break/></text:span><text:span text:style-name="T344">import<text:s/></text:span><text:span text:style-name="T345">java.util.concurrent.locks.ReentrantLock</text:span><text:span text:style-name="T346">;</text:span><text:span text:style-name="T347"><text:line-break/></text:span><text:span text:style-name="T348">import<text:s/></text:span><text:span text:style-name="T349">java.util.Random</text:span><text:span text:style-name="T350">;</text:span><text:span text:style-name="T351"><text:line-break/></text:span><text:span text:style-name="T352"><text:line-break/></text:span><text:span text:style-name="T353"><text:line-break/></text:span><text:span text:style-name="T354">public class<text:s/></text:span><text:span text:style-name="T355">WarehouseTransfer<text:s/></text:span><text:span text:style-name="T356">{</text:span><text:span text:style-name="T357"><text:line-break/></text:span><text:span text:style-name="T358"><text:s text:c="4"/></text:span><text:span text:style-name="T359">private static fi</text:span><text:span text:style-name="T360">nal int<text:s/></text:span><text:span text:style-name="T361">NUM_LOADERS<text:s/></text:span><text:span text:style-name="T362">=<text:s/></text:span><text:span text:style-name="T363">3</text:span><text:span text:style-name="T364">;</text:span><text:span text:style-name="T365"><text:line-break/></text:span><text:span text:style-name="T366"><text:s text:c="4"/></text:span><text:span text:style-name="T367">private static final int<text:s/></text:span><text:span text:style-name="T368">MAX_WEIGHT<text:s/></text:span><text:span text:style-name="T369">=<text:s/></text:span><text:span text:style-name="T370">150</text:span><text:span text:style-name="T371">;</text:span><text:span text:style-name="T372"><text:line-break/></text:span><text:span text:style-name="T373"><text:s text:c="4"/></text:span><text:span text:style-name="T374">private static final int<text:s/></text:span><text:span text:style-name="T375">NUM_PRODUCTS<text:s/></text:span><text:span text:style-name="T376">=<text:s/></text:span><text:span text:style-name="T377">MAX_WEIGHT<text:s/></text:span><text:span text:style-name="T378">*<text:s/></text:span><text:span text:style-name="T379">NUM_LOADERS</text:span><text:span text:style-name="T380">;</text:span><text:span text:style-name="T381"><text:line-break/></text:span><text:span text:style-name="T382"><text:s text:c="4"/></text:span><text:span text:style-name="T383">private static<text:s/></text:span><text:span text:style-name="T384">AtomicInteger<text:s/></text:span><text:span text:style-name="T385">index<text:s/></text:span><text:span text:style-name="T386">=<text:s/></text:span><text:span text:style-name="T387">new<text:s/></text:span><text:span text:style-name="T388">AtomicInteger</text:span><text:span text:style-name="T389">(</text:span><text:span text:style-name="T390">0</text:span><text:span text:style-name="T391">);<text:s/></text:span><text:span text:style-name="T392">// Use AtomicInteger</text:span><text:span text:style-name="T393"><text:line-break/></text:span><text:span text:style-name="T394"><text:line-break/></text:span><text:span text:style-name="T395"><text:s text:c="4"/></text:span><text:span text:style-name="T396">public static void<text:s/></text:span><text:span text:style-name="T397">main</text:span><text:span text:style-name="T398">(</text:span><text:span text:style-name="T399">String</text:span><text:span text:style-name="T400">[]<text:s/></text:span><text:span text:style-name="T401">args</text:span><text:span text:style-name="T402">) {</text:span><text:span text:style-name="T403"><text:line-break/></text:span><text:span text:style-name="T404"><text:s text:c="8"/></text:span><text:span text:style-name="T405">int</text:span><text:span text:style-name="T406">[] weights =<text:s/></text:span><text:span text:style-name="T407">generateWeights</text:span><text:span text:style-name="T408">(</text:span><text:span text:style-name="T409">NUM_PRODUCTS</text:span><text:span text:style-name="T410">);</text:span><text:span text:style-name="T411"><text:line-break/></text:span><text:span text:style-name="T412"><text:line-break/></text:span><text:span text:style-name="T413"><text:s text:c="8"/></text:span><text:span text:style-name="T414">Lock<text:s/></text:span><text:span text:style-name="T415">weightsLock =<text:s/></text:span><text:span text:style-name="T416">new<text:s/></text:span><text:span text:style-name="T417">ReentrantLock</text:span><text:span text:style-name="T418">();</text:span><text:span text:style-name="T419"><text:line-break/></text:span><text:span text:style-name="T420"><text:s text:c="8"/></text:span><text:span text:style-name="T421">CyclicBarrier<text:s/></text:span><text:span text:style-name="T422">barrier =<text:s/></text:span><text:span text:style-name="T423">new<text:s/></text:span><text:span text:style-name="T424">CyclicBarrier</text:span><text:span text:style-name="T425">(</text:span><text:span text:style-name="T426">NUM_LOADERS</text:span><text:span text:style-name="T427">, () -&gt; {</text:span><text:span text:style-name="T428"><text:line-break/></text:span><text:span text:style-name="T429"><text:s text:c="12"/></text:span><text:span text:style-name="T430">System</text:span><text:span text:style-name="T431">.</text:span><text:span text:style-name="T432">out</text:span><text:span text:style-name="T433">.</text:span><text:span text:style-name="T434">println</text:span><text:span text:style-name="T435">(</text:span><text:span text:style-name="T436">"Все грузчики доставили товары на</text:span><text:span text:style-name="T437"><text:s/>другой склад"</text:span><text:span text:style-name="T438">);</text:span><text:span text:style-name="T439"><text:line-break/></text:span><text:span text:style-name="T440">// <text:s text:c="11"/>try {</text:span><text:span text:style-name="T441"><text:line-break/></text:span><text:span text:style-name="T442">// <text:s text:c="15"/>Thread.sleep(300);</text:span><text:span text:style-name="T443"><text:line-break/></text:span><text:span text:style-name="T444">// <text:s text:c="11"/>} catch (InterruptedException e) {</text:span><text:span text:style-name="T445"><text:line-break/></text:span><text:span text:style-name="T446">// <text:s text:c="15"/>throw new RuntimeException(e);</text:span><text:span text:style-name="T447"><text:line-break/></text:span><text:span text:style-name="T448">// <text:s text:c="11"/>}</text:span><text:span text:style-name="T449"><text:line-break/></text:span><text:span text:style-name="T450"><text:s text:c="8"/></text:span><text:span text:style-name="T451">});</text:span><text:span text:style-name="T452"><text:line-break/></text:span><text:span text:style-name="T453"><text:line-break/></text:span><text:span text:style-name="T454"><text:s text:c="8"/></text:span><text:span text:style-name="T455">Thread</text:span><text:span text:style-name="T456">[] loaders =<text:s/></text:span><text:span text:style-name="T457">new<text:s/></text:span><text:span text:style-name="T458">Thread</text:span><text:span text:style-name="T459">[</text:span><text:span text:style-name="T460">NUM_LOADERS</text:span><text:span text:style-name="T461">];</text:span><text:span text:style-name="T462"><text:line-break/></text:span><text:span text:style-name="T463"><text:s text:c="8"/></text:span><text:span text:style-name="T464">for<text:s/></text:span><text:span text:style-name="T465">(</text:span><text:span text:style-name="T466">int<text:s/></text:span><text:span text:style-name="T467">i =<text:s/></text:span><text:span text:style-name="T468">0</text:span><text:span text:style-name="T469">; i &lt;<text:s/></text:span><text:span text:style-name="T470">NUM_LOADERS</text:span><text:span text:style-name="T471">; i++) {</text:span><text:span text:style-name="T472"><text:line-break/></text:span><text:span text:style-name="T473"><text:s text:c="12"/>loaders[i] =<text:s/></text:span><text:span text:style-name="T474">new<text:s/></text:span><text:span text:style-name="T475">Thread</text:span><text:span text:style-name="T476">(</text:span><text:span text:style-name="T477">new<text:s/></text:span><text:span text:style-name="T478">Loader</text:span><text:span text:style-name="T479">(weightsLock, barrier,<text:s/></text:span><text:span text:style-name="T480">MAX_WEIGHT</text:span><text:span text:style-name="T481">, weights));</text:span><text:span text:style-name="T482"><text:line-break/></text:span><text:span text:style-name="T483"><text:s text:c="12"/>loaders[i].</text:span><text:span text:style-name="T484">start</text:span><text:span text:style-name="T485">();</text:span><text:span text:style-name="T486"><text:line-break/></text:span><text:span text:style-name="T487"><text:s text:c="8"/>}</text:span><text:span text:style-name="T488"><text:line-break/></text:span><text:span text:style-name="T489"><text:line-break/></text:span><text:span text:style-name="T490"><text:s text:c="8"/></text:span><text:span text:style-name="T491">for<text:s/></text:span><text:span text:style-name="T492">(</text:span><text:span text:style-name="T493">Thread<text:s/></text:span><text:span text:style-name="T494">loader : loaders) {</text:span><text:span text:style-name="T495"><text:line-break/></text:span><text:span text:style-name="T496"><text:s text:c="12"/></text:span><text:span text:style-name="T497">try<text:s/></text:span><text:span text:style-name="T498">{</text:span><text:span text:style-name="T499"><text:line-break/></text:span><text:span text:style-name="T500"><text:s text:c="15"/></text:span><text:span text:style-name="T501"><text:s/>loader.</text:span><text:span text:style-name="T502">join</text:span><text:span text:style-name="T503">();</text:span><text:span text:style-name="T504"><text:line-break/></text:span><text:span text:style-name="T505">// <text:s text:c="15"/>Thread.sleep(300);</text:span><text:span text:style-name="T506"><text:line-break/></text:span><text:span text:style-name="T507"><text:s text:c="12"/></text:span><text:span text:style-name="T508">}<text:s/></text:span><text:span text:style-name="T509">catch<text:s/></text:span><text:span text:style-name="T510">(</text:span><text:span text:style-name="T511">InterruptedException<text:s/></text:span><text:span text:style-name="T512">e</text:span><text:span text:style-name="T513">) {</text:span><text:span text:style-name="T514"><text:line-break/></text:span><text:span text:style-name="T515"><text:s text:c="16"/></text:span><text:span text:style-name="T516">throw new<text:s/></text:span><text:span text:style-name="T517">RuntimeException</text:span><text:span text:style-name="T518">(</text:span><text:span text:style-name="T519">e</text:span><text:span text:style-name="T520">);</text:span><text:span text:style-name="T521"><text:line-break/></text:span><text:span text:style-name="T522"><text:s text:c="12"/>}</text:span><text:span text:style-name="T523"><text:line-break/></text:span><text:span text:style-name="T524"><text:s text:c="8"/>}</text:span><text:span text:style-name="T525"><text:line-break/></text:span><text:span text:style-name="T526">// <text:s text:c="7"/>System.out.println(Arrays.toString(weights));</text:span><text:span text:style-name="T527"><text:line-break/></text:span><text:span text:style-name="T528"><text:s text:c="8"/></text:span><text:span text:style-name="T529">System</text:span><text:span text:style-name="T530">.</text:span><text:span text:style-name="T531">out</text:span><text:span text:style-name="T532">.</text:span><text:span text:style-name="T533">println</text:span><text:span text:style-name="T534">(</text:span><text:span text:style-name="T535">"Все грузчики завершили работу"</text:span><text:span text:style-name="T536">);</text:span><text:span text:style-name="T537"><text:line-break/></text:span><text:span text:style-name="T538"><text:s text:c="4"/>}</text:span><text:span text:style-name="T539"><text:line-break/></text:span><text:span text:style-name="T540"><text:line-break/></text:span><text:soft-page-break/><text:span text:style-name="T541"><text:s text:c="4"/></text:span><text:span text:style-name="T542">static class<text:s/></text:span><text:span text:style-name="T543">Loader<text:s/></text:span><text:span text:style-name="T544">implements<text:s/></text:span><text:span text:style-name="T545">Runnable<text:s/></text:span><text:span text:style-name="T546">{</text:span><text:span text:style-name="T547"><text:line-break/></text:span><text:span text:style-name="T548"><text:s text:c="8"/></text:span><text:span text:style-name="T549">private final<text:s/></text:span><text:span text:style-name="T550">Lock<text:s/></text:span><text:span text:style-name="T551">weightsLock</text:span><text:span text:style-name="T552">;</text:span><text:span text:style-name="T553"><text:line-break/></text:span><text:span text:style-name="T554"><text:s text:c="8"/></text:span><text:span text:style-name="T555">private final<text:s/></text:span><text:span text:style-name="T556">CyclicBarrier<text:s/></text:span><text:span text:style-name="T557">barrier</text:span><text:span text:style-name="T558">;</text:span><text:span text:style-name="T559"><text:line-break/></text:span><text:span text:style-name="T560"><text:s text:c="8"/></text:span><text:span text:style-name="T561">private final int<text:s/></text:span><text:span text:style-name="T562">maxWeight</text:span><text:span text:style-name="T563">;</text:span><text:span text:style-name="T564"><text:line-break/></text:span><text:span text:style-name="T565"><text:s text:c="8"/></text:span><text:span text:style-name="T566">private final int</text:span><text:span text:style-name="T567">[]<text:s/></text:span><text:span text:style-name="T568">weights</text:span><text:span text:style-name="T569">;</text:span><text:span text:style-name="T570"><text:line-break/></text:span><text:span text:style-name="T571"><text:s text:c="8"/></text:span><text:span text:style-name="T572">pr</text:span><text:span text:style-name="T573">ivate boolean<text:s/></text:span><text:span text:style-name="T574">needToLoad<text:s/></text:span><text:span text:style-name="T575">=<text:s/></text:span><text:span text:style-name="T576">true</text:span><text:span text:style-name="T577">;</text:span><text:span text:style-name="T578"><text:line-break/></text:span><text:span text:style-name="T579"><text:s text:c="8"/></text:span><text:span text:style-name="T580">public<text:s/></text:span><text:span text:style-name="T581">Loader</text:span><text:span text:style-name="T582">(</text:span><text:span text:style-name="T583">Lock<text:s/></text:span><text:span text:style-name="T584">weightsLock</text:span><text:span text:style-name="T585">,<text:s/></text:span><text:span text:style-name="T586">CyclicBarrier<text:s/></text:span><text:span text:style-name="T587">barrier</text:span><text:span text:style-name="T588">,<text:s/></text:span><text:span text:style-name="T589">int<text:s/></text:span><text:span text:style-name="T590">maxWeight</text:span><text:span text:style-name="T591">,<text:s/></text:span><text:span text:style-name="T592">int</text:span><text:span text:style-name="T593">[]<text:s/></text:span><text:span text:style-name="T594">weights</text:span><text:span text:style-name="T595">) {</text:span><text:span text:style-name="T596"><text:line-break/></text:span><text:span text:style-name="T597"><text:s text:c="12"/></text:span><text:span text:style-name="T598">this</text:span><text:span text:style-name="T599">.</text:span><text:span text:style-name="T600">weightsLock<text:s/></text:span><text:span text:style-name="T601">=<text:s/></text:span><text:span text:style-name="T602">weightsLock</text:span><text:span text:style-name="T603">;</text:span><text:span text:style-name="T604"><text:line-break/></text:span><text:span text:style-name="T605"><text:s text:c="12"/></text:span><text:span text:style-name="T606">this</text:span><text:span text:style-name="T607">.</text:span><text:span text:style-name="T608">barrier<text:s/></text:span><text:span text:style-name="T609">=<text:s/></text:span><text:span text:style-name="T610">barrier</text:span><text:span text:style-name="T611">;</text:span><text:span text:style-name="T612"><text:line-break/></text:span><text:span text:style-name="T613"><text:s text:c="12"/></text:span><text:span text:style-name="T614">this</text:span><text:span text:style-name="T615">.</text:span><text:span text:style-name="T616">maxWeight<text:s/></text:span><text:span text:style-name="T617">=<text:s/></text:span><text:span text:style-name="T618">maxWeight</text:span><text:span text:style-name="T619">;</text:span><text:span text:style-name="T620"><text:line-break/></text:span><text:span text:style-name="T621"><text:s text:c="12"/></text:span><text:span text:style-name="T622">this</text:span><text:span text:style-name="T623">.</text:span><text:span text:style-name="T624">weights<text:s/></text:span><text:span text:style-name="T625">=<text:s/></text:span><text:span text:style-name="T626">weights</text:span><text:span text:style-name="T627">;</text:span><text:span text:style-name="T628"><text:line-break/></text:span><text:span text:style-name="T629"><text:s text:c="8"/>}</text:span><text:span text:style-name="T630"><text:line-break/></text:span><text:span text:style-name="T631"><text:line-break/></text:span><text:span text:style-name="T632"><text:s text:c="8"/></text:span><text:span text:style-name="T633">@Override</text:span><text:span text:style-name="T634"><text:line-break/></text:span><text:span text:style-name="T635"><text:s text:c="8"/></text:span><text:span text:style-name="T636">public void<text:s/></text:span><text:span text:style-name="T637">run</text:span><text:span text:style-name="T638">() {</text:span><text:span text:style-name="T639"><text:line-break/></text:span><text:span text:style-name="T640"><text:s text:c="12"/></text:span><text:span text:style-name="T641">int<text:s/></text:span><text:span text:style-name="T642">currentWeight =<text:s/></text:span><text:span text:style-name="T643">0</text:span><text:span text:style-name="T644">;</text:span><text:span text:style-name="T645"><text:line-break/></text:span><text:span text:style-name="T646"><text:line-break/></text:span><text:span text:style-name="T647"><text:s text:c="12"/></text:span><text:span text:style-name="T648">while<text:s/></text:span><text:span text:style-name="T649">(</text:span><text:span text:style-name="T650">needToLoad</text:span><text:span text:style-name="T651">) {</text:span><text:span text:style-name="T652"><text:line-break/></text:span><text:span text:style-name="T653">// <text:s text:c="15"/>System.out.println(Thread.currentThread().getName());</text:span><text:span text:style-name="T654"><text:line-break/></text:span><text:span text:style-name="T655"><text:s text:c="16"/></text:span><text:span text:style-name="T656">weightsLock</text:span><text:span text:style-name="T657">.</text:span><text:span text:style-name="T658">lock</text:span><text:span text:style-name="T659">();</text:span><text:span text:style-name="T660"><text:line-break/></text:span><text:span text:style-name="T661"><text:s text:c="16"/></text:span><text:span text:style-name="T662">try<text:s/></text:span><text:span text:style-name="T663">{</text:span><text:span text:style-name="T664"><text:line-break/></text:span><text:span text:style-name="T665"><text:line-break/></text:span><text:span text:style-name="T666"><text:s text:c="20"/></text:span><text:span text:style-name="T667">int<text:s/></text:span><text:span text:style-name="T668">currentIndex =<text:s/></text:span><text:span text:style-name="T669">index</text:span><text:span text:style-name="T670">.</text:span><text:span text:style-name="T671">getAndIncrement</text:span><text:span text:style-name="T672">();</text:span><text:span text:style-name="T673"><text:line-break/></text:span><text:span text:style-name="T674"><text:s text:c="20"/></text:span><text:span text:style-name="T675">if<text:s/></text:span><text:span text:style-name="T676">(currentIndex &lt;<text:s/></text:span><text:span text:style-name="T677">NUM_PRODUCTS<text:s/></text:span><text:span text:style-name="T678">&amp;&amp; currentWeight +<text:s/></text:span><text:span text:style-name="T679">weights</text:span><text:span text:style-name="T680">[currentIndex] &lt;=<text:s/></text:span><text:span text:style-name="T681">maxWeight</text:span><text:span text:style-name="T682">) {</text:span><text:span text:style-name="T683"><text:line-break/></text:span><text:span text:style-name="T684"><text:s text:c="24"/>currentWeight +=</text:span><text:span text:style-name="T685"><text:s/></text:span><text:span text:style-name="T686">weights</text:span><text:span text:style-name="T687">[currentIndex];</text:span><text:span text:style-name="T688"><text:line-break/></text:span><text:span text:style-name="T689">// <text:s text:c="23"/>Thread.sleep(50);</text:span><text:span text:style-name="T690"><text:line-break/></text:span><text:span text:style-name="T691"><text:s text:c="24"/></text:span><text:span text:style-name="T692">System</text:span><text:span text:style-name="T693">.</text:span><text:span text:style-name="T694">out</text:span><text:span text:style-name="T695">.</text:span><text:span text:style-name="T696">println</text:span><text:span text:style-name="T697">(</text:span><text:span text:style-name="T698">"Грузчик "<text:s/></text:span><text:span text:style-name="T699">+<text:s/></text:span><text:span text:style-name="T700">Thread</text:span><text:span text:style-name="T701">.</text:span><text:span text:style-name="T702">currentThread</text:span><text:span text:style-name="T703">().</text:span><text:span text:style-name="T704">getName</text:span><text:span text:style-name="T705">() +<text:s/></text:span><text:span text:style-name="T706">" поднял "<text:s/></text:span><text:span text:style-name="T707">+<text:s/></text:span><text:span text:style-name="T708">weights</text:span><text:span text:style-name="T709">[currentIndex] +<text:s/></text:span><text:span text:style-name="T710">" кг товара, всего "<text:s/></text:span><text:span text:style-name="T711">+ currentWeight);</text:span><text:span text:style-name="T712"><text:line-break/></text:span><text:span text:style-name="T713"><text:s text:c="24"/></text:span><text:span text:style-name="T714">// Удаляем вес товара из массива, чтобы другие грузчики не могли взять его</text:span><text:span text:style-name="T715"><text:line-break/></text:span><text:span text:style-name="T716"><text:s text:c="24"/></text:span><text:span text:style-name="T717">weights</text:span><text:span text:style-name="T718">[currentIndex] =<text:s/></text:span><text:span text:style-name="T719">0</text:span><text:span text:style-name="T720">;</text:span><text:span text:style-name="T721"><text:line-break/></text:span><text:span text:style-name="T722"><text:line-break/></text:span><text:span text:style-name="T723"><text:s text:c="20"/>}<text:s/></text:span><text:span text:style-name="T724">else<text:s/></text:span><text:span text:style-name="T725">{</text:span><text:span text:style-name="T726"><text:line-break/></text:span><text:span text:style-name="T727"><text:s text:c="24"/></text:span><text:span text:style-name="T728">needToLoad<text:s/></text:span><text:span text:style-name="T729">=<text:s/></text:span><text:span text:style-name="T730">false</text:span><text:span text:style-name="T731">;</text:span><text:span text:style-name="T732"><text:line-break/></text:span><text:span text:style-name="T733"><text:s text:c="20"/>}</text:span><text:span text:style-name="T734"><text:line-break/></text:span><text:span text:style-name="T735">// <text:s text:c="7"/></text:span><text:span text:style-name="T736"><text:s text:c="8"/>} catch (InterruptedException e) {</text:span><text:span text:style-name="T737"><text:line-break/></text:span><text:span text:style-name="T738">// <text:s text:c="19"/>throw new RuntimeException(e);</text:span><text:span text:style-name="T739"><text:line-break/></text:span><text:span text:style-name="T740"><text:s text:c="16"/></text:span><text:span text:style-name="T741">}<text:s/></text:span><text:span text:style-name="T742">finally<text:s/></text:span><text:span text:style-name="T743">{</text:span><text:span text:style-name="T744"><text:line-break/></text:span><text:span text:style-name="T745"><text:s text:c="20"/></text:span><text:span text:style-name="T746">weightsLock</text:span><text:span text:style-name="T747">.</text:span><text:span text:style-name="T748">unlock</text:span><text:span text:style-name="T749">();</text:span><text:span text:style-name="T750"><text:line-break/></text:span><text:span text:style-name="T751"><text:s text:c="16"/>}</text:span><text:span text:style-name="T752"><text:line-break/></text:span><text:span text:style-name="T753"><text:s text:c="12"/>}</text:span><text:span text:style-name="T754"><text:line-break/></text:span><text:span text:style-name="T755"><text:line-break/></text:span><text:span text:style-name="T756"><text:s text:c="12"/></text:span><text:span text:style-name="T757">try<text:s/></text:span><text:span text:style-name="T758">{</text:span><text:span text:style-name="T759"><text:line-break/></text:span><text:soft-page-break/><text:span text:style-name="T760"><text:s text:c="16"/></text:span><text:span text:style-name="T761">barrier</text:span><text:span text:style-name="T762">.</text:span><text:span text:style-name="T763">await</text:span><text:span text:style-name="T764">();<text:s/></text:span><text:span text:style-name="T765">//<text:s/></text:span><text:span text:style-name="T766">Грузчик ждет остальных перед разгрузкой на другом складе</text:span><text:span text:style-name="T767"><text:line-break/></text:span><text:span text:style-name="T768"><text:s text:c="16"/></text:span><text:span text:style-name="T769">System</text:span><text:span text:style-name="T770">.</text:span><text:span text:style-name="T771">out</text:span><text:span text:style-name="T772">.</text:span><text:span text:style-name="T773">println</text:span><text:span text:style-name="T774">(</text:span><text:span text:style-name="T775">"Грузчик "<text:s/></text:span><text:span text:style-name="T776">+<text:s/></text:span><text:span text:style-name="T777">Thread</text:span><text:span text:style-name="T778">.</text:span><text:span text:style-name="T779">currentThread</text:span><text:span text:style-name="T780">().</text:span><text:span text:style-name="T781">getName</text:span><text:span text:style-name="T782">() +<text:s/></text:span><text:span text:style-name="T783">" разгружает товары на другом складе"</text:span><text:span text:style-name="T784">);</text:span><text:span text:style-name="T785"><text:line-break/></text:span><text:span text:style-name="T786"><text:s text:c="12"/>}<text:s/></text:span><text:span text:style-name="T787">catch<text:s/></text:span><text:span text:style-name="T788">(</text:span><text:span text:style-name="T789">Exception<text:s/></text:span><text:span text:style-name="T790">e</text:span><text:span text:style-name="T791">) {</text:span><text:span text:style-name="T792"><text:line-break/></text:span><text:span text:style-name="T793"><text:s text:c="16"/></text:span><text:span text:style-name="T794">e</text:span><text:span text:style-name="T795">.</text:span><text:span text:style-name="T796">printStackTrace</text:span><text:span text:style-name="T797">();</text:span><text:span text:style-name="T798"><text:line-break/></text:span><text:span text:style-name="T799"><text:s text:c="3"/></text:span><text:span text:style-name="T800"><text:s text:c="9"/>}</text:span><text:span text:style-name="T801"><text:line-break/></text:span><text:span text:style-name="T802"><text:s text:c="8"/>}</text:span><text:span text:style-name="T803"><text:line-break/></text:span><text:span text:style-name="T804"><text:s text:c="4"/>}</text:span><text:span text:style-name="T805"><text:line-break/></text:span><text:span text:style-name="T806"><text:line-break/></text:span><text:span text:style-name="T807"><text:s text:c="4"/></text:span><text:span text:style-name="T808">private static int</text:span><text:span text:style-name="T809">[]<text:s/></text:span><text:span text:style-name="T810">generateWeights</text:span><text:span text:style-name="T811">(</text:span><text:span text:style-name="T812">int<text:s/></text:span><text:span text:style-name="T813">numProducts</text:span><text:span text:style-name="T814">) {</text:span><text:span text:style-name="T815"><text:line-break/></text:span><text:span text:style-name="T816"><text:s text:c="8"/></text:span><text:span text:style-name="T817">int</text:span><text:span text:style-name="T818">[] weights =<text:s/></text:span><text:span text:style-name="T819">new int</text:span><text:span text:style-name="T820">[</text:span><text:span text:style-name="T821">numProducts</text:span><text:span text:style-name="T822">];</text:span><text:span text:style-name="T823"><text:line-break/></text:span><text:span text:style-name="T824"><text:s text:c="8"/></text:span><text:span text:style-name="T825">for<text:s/></text:span><text:span text:style-name="T826">(</text:span><text:span text:style-name="T827">int<text:s/></text:span><text:span text:style-name="T828">i =<text:s/></text:span><text:span text:style-name="T829">0</text:span><text:span text:style-name="T830">; i &lt;<text:s/></text:span><text:span text:style-name="T831">numProducts</text:span><text:span text:style-name="T832">; i++) {</text:span><text:span text:style-name="T833"><text:line-break/></text:span><text:span text:style-name="T834"><text:s text:c="12"/></text:span><text:span text:style-name="T835">Random<text:s/></text:span><text:span text:style-name="T836">rand =<text:s/></text:span><text:span text:style-name="T837">new<text:s/></text:span><text:span text:style-name="T838">Random</text:span><text:span text:style-name="T839">();</text:span><text:span text:style-name="T840"><text:line-break/></text:span><text:span text:style-name="T841"><text:s text:c="12"/></text:span><text:span text:style-name="T842">int<text:s/></text:span><text:span text:style-name="T843">randomNum = rand.</text:span><text:span text:style-name="T844">nextInt</text:span><text:span text:style-name="T845">(</text:span><text:span text:style-name="T846">30</text:span><text:span text:style-name="T847">) +<text:s/></text:span><text:span text:style-name="T848">1</text:span><text:span text:style-name="T849">;</text:span><text:span text:style-name="T850"><text:line-break/></text:span><text:span text:style-name="T851"><text:s text:c="12"/>weights[i] = randomNum;</text:span><text:span text:style-name="T852"><text:line-break/></text:span><text:span text:style-name="T853"><text:s text:c="8"/>}</text:span><text:span text:style-name="T854"><text:line-break/></text:span><text:span text:style-name="T855">// <text:s text:c="7"/>System.out.println(Arrays.toString(weights));</text:span><text:span text:style-name="T856"><text:line-break/></text:span><text:span text:style-name="T857"><text:s text:c="8"/></text:span><text:span text:style-name="T858">return<text:s/></text:span><text:span text:style-name="T859">weights;</text:span><text:span text:style-name="T860"><text:line-break/></text:span><text:span text:style-name="T861"><text:s text:c="4"/>}</text:span><text:span text:style-name="T862"><text:line-break/></text:span><text:span text:style-name="T863">}</text:span><text:span text:style-name="T864"><text:line-break/></text:span></text:p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>Вызов всех задание в мейн файле:</text:p>
      <text:p text:style-name="P878"/>
      <text:p text:style-name="P879"><text:span text:style-name="T880">import<text:s/></text:span><text:span text:style-name="T881">java.util.Arrays</text:span><text:span text:style-name="T882">;</text:span><text:span text:style-name="T883"><text:line-break/></text:span><text:span text:style-name="T884"><text:line-break/></text:span><text:span text:style-name="T885">public class<text:s/></text:span><text:span text:style-name="T886">Main<text:s/></text:span><text:span text:style-name="T887">{</text:span><text:span text:style-name="T888"><text:line-break/></text:span><text:span text:style-name="T889"><text:s text:c="4"/></text:span><text:span text:style-name="T890">public<text:s/></text:span><text:span text:style-name="T891">static void<text:s/></text:span><text:span text:style-name="T892">main</text:span><text:span text:style-name="T893">(</text:span><text:span text:style-name="T894">String</text:span><text:span text:style-name="T895">[]<text:s/></text:span><text:span text:style-name="T896">args</text:span><text:span text:style-name="T897">) {</text:span><text:span text:style-name="T898"><text:line-break/></text:span><text:span text:style-name="T899"><text:s text:c="8"/></text:span><text:span text:style-name="T900">System</text:span><text:span text:style-name="T901">.</text:span><text:span text:style-name="T902">out</text:span><text:span text:style-name="T903">.</text:span><text:span text:style-name="T904">println</text:span><text:span text:style-name="T905">(</text:span><text:span text:style-name="T906">"1) First task: "</text:span><text:span text:style-name="T907">);</text:span><text:span text:style-name="T908"><text:line-break/></text:span><text:span text:style-name="T909"><text:s text:c="8"/></text:span><text:span text:style-name="T910">int</text:span><text:span text:style-name="T911">[] array = {</text:span><text:span text:style-name="T912">1</text:span><text:span text:style-name="T913">,</text:span><text:span text:style-name="T914">2</text:span><text:span text:style-name="T915">,</text:span><text:span text:style-name="T916">3</text:span><text:span text:style-name="T917">,</text:span><text:span text:style-name="T918">4</text:span><text:span text:style-name="T919">,</text:span><text:span text:style-name="T920">5</text:span><text:span text:style-name="T921">,</text:span><text:span text:style-name="T922">6</text:span><text:span text:style-name="T923">,</text:span><text:span text:style-name="T924">7</text:span><text:span text:style-name="T925">,</text:span><text:span text:style-name="T926">8</text:span><text:span text:style-name="T927">,</text:span><text:span text:style-name="T928">9</text:span><text:span text:style-name="T929">,</text:span><text:span text:style-name="T930">10</text:span><text:span text:style-name="T931">};</text:span><text:span text:style-name="T932"><text:line-break/></text:span><text:span text:style-name="T933"><text:s text:c="8"/></text:span><text:span text:style-name="T934">int</text:span><text:span text:style-name="T935">[] firstHalfOfArray =<text:s/></text:span><text:span text:style-name="T936">Arrays</text:span><text:span text:style-name="T937">.</text:span><text:span text:style-name="T938">copyOfRange</text:span><text:span text:style-name="T939">(array,<text:s/></text:span><text:span text:style-name="T940">0</text:span><text:span text:style-name="T941">, array.</text:span><text:span text:style-name="T942">length</text:span><text:span text:style-name="T943">/</text:span><text:span text:style-name="T944">2</text:span><text:span text:style-name="T945">);</text:span><text:span text:style-name="T946"><text:line-break/></text:span><text:span text:style-name="T947"><text:s text:c="8"/></text:span><text:span text:style-name="T948">int</text:span><text:span text:style-name="T949">[] secondHalfOfArray =<text:s/></text:span><text:span text:style-name="T950">Arrays</text:span><text:span text:style-name="T951">.</text:span><text:span text:style-name="T952">copyOfRange</text:span><text:span text:style-name="T953">(array, array.</text:span><text:span text:style-name="T954">length</text:span><text:span text:style-name="T955">/</text:span><text:span text:style-name="T956">2</text:span><text:span text:style-name="T957">, array.</text:span><text:span text:style-name="T958">length</text:span><text:span text:style-name="T959">);</text:span><text:span text:style-name="T960"><text:line-break/></text:span><text:soft-page-break/><text:span text:style-name="T961"><text:line-break/></text:span><text:span text:style-name="T962"><text:s text:c="8"/></text:span><text:span text:style-name="T963">CountSum<text:s/></text:span><text:span text:style-name="T964">firstThread =<text:s/></text:span><text:span text:style-name="T965">new<text:s/></text:span><text:span text:style-name="T966">CountSum</text:span><text:span text:style-name="T967">(firstHalfOfArray);</text:span><text:span text:style-name="T968"><text:line-break/></text:span><text:span text:style-name="T969"><text:s text:c="8"/></text:span><text:span text:style-name="T970">CountSum<text:s/></text:span><text:span text:style-name="T971">secondThread =<text:s/></text:span><text:span text:style-name="T972">new<text:s/></text:span><text:span text:style-name="T973">CountSum</text:span><text:span text:style-name="T974">(secondHalfOfArray);</text:span><text:span text:style-name="T975"><text:line-break/></text:span><text:span text:style-name="T976"><text:line-break/></text:span><text:span text:style-name="T977"><text:s text:c="8"/>firstThread.</text:span><text:span text:style-name="T978">start</text:span><text:span text:style-name="T979">();</text:span><text:span text:style-name="T980"><text:line-break/></text:span><text:span text:style-name="T981"><text:s text:c="8"/>secondThread.</text:span><text:span text:style-name="T982">start</text:span><text:span text:style-name="T983">();</text:span><text:span text:style-name="T984"><text:line-break/></text:span><text:span text:style-name="T985"><text:s text:c="8"/></text:span><text:span text:style-name="T986">try<text:s/></text:span><text:span text:style-name="T987">{</text:span><text:span text:style-name="T988"><text:line-break/></text:span><text:span text:style-name="T989"><text:s text:c="3"/></text:span><text:span text:style-name="T990"><text:s text:c="9"/>firstThread.</text:span><text:span text:style-name="T991">join</text:span><text:span text:style-name="T992">();</text:span><text:span text:style-name="T993"><text:line-break/></text:span><text:span text:style-name="T994"><text:s text:c="12"/>secondThread.</text:span><text:span text:style-name="T995">join</text:span><text:span text:style-name="T996">();</text:span><text:span text:style-name="T997"><text:line-break/></text:span><text:span text:style-name="T998"><text:s text:c="8"/>}<text:s/></text:span><text:span text:style-name="T999">catch<text:s/></text:span><text:span text:style-name="T1000">(</text:span><text:span text:style-name="T1001">InterruptedException<text:s/></text:span><text:span text:style-name="T1002">e</text:span><text:span text:style-name="T1003">){</text:span><text:span text:style-name="T1004"><text:line-break/></text:span><text:span text:style-name="T1005"><text:s text:c="12"/></text:span><text:span text:style-name="T1006">e</text:span><text:span text:style-name="T1007">.</text:span><text:span text:style-name="T1008">printStackTrace</text:span><text:span text:style-name="T1009">();</text:span><text:span text:style-name="T1010"><text:line-break/></text:span><text:span text:style-name="T1011"><text:s text:c="8"/>}</text:span><text:span text:style-name="T1012"><text:line-break/></text:span><text:span text:style-name="T1013"><text:line-break/></text:span><text:span text:style-name="T1014"><text:s text:c="8"/></text:span><text:span text:style-name="T1015">int<text:s/></text:span><text:span text:style-name="T1016">totalSum = firstThread.</text:span><text:span text:style-name="T1017">getSum</text:span><text:span text:style-name="T1018">() + secondThread.</text:span><text:span text:style-name="T1019">getSum</text:span><text:span text:style-name="T1020">();</text:span><text:span text:style-name="T1021"><text:line-break/></text:span><text:span text:style-name="T1022"><text:s text:c="8"/></text:span><text:span text:style-name="T1023">System</text:span><text:span text:style-name="T1024">.</text:span><text:span text:style-name="T1025">out</text:span><text:span text:style-name="T1026">.</text:span><text:span text:style-name="T1027">println</text:span><text:span text:style-name="T1028">(</text:span><text:span text:style-name="T1029">"Сумма чисел</text:span><text:span text:style-name="T1030"><text:s/>в массиве равна "<text:s/></text:span><text:span text:style-name="T1031">+ totalSum);</text:span><text:span text:style-name="T1032"><text:line-break/></text:span><text:span text:style-name="T1033"><text:line-break/></text:span><text:span text:style-name="T1034"><text:line-break/></text:span><text:span text:style-name="T1035"><text:s text:c="8"/></text:span><text:span text:style-name="T1036">System</text:span><text:span text:style-name="T1037">.</text:span><text:span text:style-name="T1038">out</text:span><text:span text:style-name="T1039">.</text:span><text:span text:style-name="T1040">println</text:span><text:span text:style-name="T1041">(</text:span><text:span text:style-name="T1042">"2) Second task: "</text:span><text:span text:style-name="T1043">);</text:span><text:span text:style-name="T1044"><text:line-break/></text:span><text:span text:style-name="T1045"><text:line-break/></text:span><text:span text:style-name="T1046"><text:s text:c="8"/></text:span><text:span text:style-name="T1047">int</text:span><text:span text:style-name="T1048">[][] matrix = {</text:span><text:span text:style-name="T1049"><text:line-break/></text:span><text:span text:style-name="T1050"><text:s text:c="16"/>{</text:span><text:span text:style-name="T1051">1</text:span><text:span text:style-name="T1052">,<text:s/></text:span><text:span text:style-name="T1053">2</text:span><text:span text:style-name="T1054">,<text:s/></text:span><text:span text:style-name="T1055">3</text:span><text:span text:style-name="T1056">,<text:s/></text:span><text:span text:style-name="T1057">99</text:span><text:span text:style-name="T1058">,<text:s/></text:span><text:span text:style-name="T1059">500</text:span><text:span text:style-name="T1060">, -</text:span><text:span text:style-name="T1061">3</text:span><text:span text:style-name="T1062">},</text:span><text:span text:style-name="T1063"><text:line-break/></text:span><text:span text:style-name="T1064"><text:s text:c="16"/>{</text:span><text:span text:style-name="T1065">4</text:span><text:span text:style-name="T1066">,<text:s/></text:span><text:span text:style-name="T1067">5</text:span><text:span text:style-name="T1068">,<text:s/></text:span><text:span text:style-name="T1069">6</text:span><text:span text:style-name="T1070">,<text:s/></text:span><text:span text:style-name="T1071">18</text:span><text:span text:style-name="T1072">,<text:s/></text:span><text:span text:style-name="T1073">44</text:span><text:span text:style-name="T1074">,<text:s/></text:span><text:span text:style-name="T1075">192</text:span><text:span text:style-name="T1076">},</text:span><text:span text:style-name="T1077"><text:line-break/></text:span><text:span text:style-name="T1078"><text:s text:c="16"/>{</text:span><text:span text:style-name="T1079">7</text:span><text:span text:style-name="T1080">,<text:s/></text:span><text:span text:style-name="T1081">8</text:span><text:span text:style-name="T1082">,<text:s/></text:span><text:span text:style-name="T1083">9</text:span><text:span text:style-name="T1084">,<text:s/></text:span><text:span text:style-name="T1085">10000</text:span><text:span text:style-name="T1086">,<text:s/></text:span><text:span text:style-name="T1087">32</text:span><text:span text:style-name="T1088">,<text:s/></text:span><text:span text:style-name="T1089">8</text:span><text:span text:style-name="T1090">},</text:span><text:span text:style-name="T1091"><text:line-break/></text:span><text:span text:style-name="T1092"><text:s text:c="16"/>{</text:span><text:span text:style-name="T1093">1</text:span><text:span text:style-name="T1094">,<text:s/></text:span><text:span text:style-name="T1095">2</text:span><text:span text:style-name="T1096">,<text:s/></text:span><text:span text:style-name="T1097">3</text:span><text:span text:style-name="T1098">,</text:span><text:span text:style-name="T1099"><text:s/></text:span><text:span text:style-name="T1100">88</text:span><text:span text:style-name="T1101">,<text:s/></text:span><text:span text:style-name="T1102">56</text:span><text:span text:style-name="T1103">,<text:s/></text:span><text:span text:style-name="T1104">31</text:span><text:span text:style-name="T1105">},</text:span><text:span text:style-name="T1106"><text:line-break/></text:span><text:span text:style-name="T1107"><text:s text:c="16"/>{</text:span><text:span text:style-name="T1108">4</text:span><text:span text:style-name="T1109">,<text:s/></text:span><text:span text:style-name="T1110">5</text:span><text:span text:style-name="T1111">,<text:s/></text:span><text:span text:style-name="T1112">6</text:span><text:span text:style-name="T1113">,<text:s/></text:span><text:span text:style-name="T1114">444</text:span><text:span text:style-name="T1115">,<text:s/></text:span><text:span text:style-name="T1116">404</text:span><text:span text:style-name="T1117">,<text:s/></text:span><text:span text:style-name="T1118">403</text:span><text:span text:style-name="T1119">},</text:span><text:span text:style-name="T1120"><text:line-break/></text:span><text:span text:style-name="T1121"><text:s text:c="16"/>{</text:span><text:span text:style-name="T1122">7</text:span><text:span text:style-name="T1123">,<text:s/></text:span><text:span text:style-name="T1124">8</text:span><text:span text:style-name="T1125">,<text:s/></text:span><text:span text:style-name="T1126">9</text:span><text:span text:style-name="T1127">,<text:s/></text:span><text:span text:style-name="T1128">228</text:span><text:span text:style-name="T1129">,<text:s/></text:span><text:span text:style-name="T1130">322</text:span><text:span text:style-name="T1131">,<text:s/></text:span><text:span text:style-name="T1132">911</text:span><text:span text:style-name="T1133">},</text:span><text:span text:style-name="T1134"><text:line-break/></text:span><text:span text:style-name="T1135"><text:s text:c="8"/>};</text:span><text:span text:style-name="T1136"><text:line-break/></text:span><text:span text:style-name="T1137"><text:line-break/></text:span><text:span text:style-name="T1138"><text:s text:c="8"/></text:span><text:span text:style-name="T1139">int<text:s/></text:span><text:span text:style-name="T1140">maxElement =<text:s/></text:span><text:span text:style-name="T1141">Integer</text:span><text:span text:style-name="T1142">.</text:span><text:span text:style-name="T1143">MIN_VALUE</text:span><text:span text:style-name="T1144">;</text:span><text:span text:style-name="T1145"><text:line-break/></text:span><text:span text:style-name="T1146"><text:s text:c="8"/></text:span><text:span text:style-name="T1147">MaxElementFinder</text:span><text:span text:style-name="T1148">[] maxFinders =<text:s/></text:span><text:span text:style-name="T1149">new<text:s/></text:span><text:span text:style-name="T1150">MaxElementFinder</text:span><text:span text:style-name="T1151">[matrix.</text:span><text:span text:style-name="T1152">length</text:span><text:span text:style-name="T1153">];</text:span><text:span text:style-name="T1154"><text:line-break/></text:span><text:span text:style-name="T1155"><text:s text:c="8"/></text:span><text:span text:style-name="T1156">Thread</text:span><text:span text:style-name="T1157">[] threads<text:s/></text:span><text:span text:style-name="T1158">=<text:s/></text:span><text:span text:style-name="T1159">new<text:s/></text:span><text:span text:style-name="T1160">Thread</text:span><text:span text:style-name="T1161">[matrix.</text:span><text:span text:style-name="T1162">length</text:span><text:span text:style-name="T1163">];</text:span><text:span text:style-name="T1164"><text:line-break/></text:span><text:span text:style-name="T1165"><text:line-break/></text:span><text:span text:style-name="T1166"><text:s text:c="8"/></text:span><text:span text:style-name="T1167">for<text:s/></text:span><text:span text:style-name="T1168">(</text:span><text:span text:style-name="T1169">int<text:s/></text:span><text:span text:style-name="T1170">i =<text:s/></text:span><text:span text:style-name="T1171">0</text:span><text:span text:style-name="T1172">; i&lt;matrix.</text:span><text:span text:style-name="T1173">length</text:span><text:span text:style-name="T1174">; i++){</text:span><text:span text:style-name="T1175"><text:line-break/></text:span><text:span text:style-name="T1176"><text:s text:c="12"/>maxFinders[i] =<text:s/></text:span><text:span text:style-name="T1177">new<text:s/></text:span><text:span text:style-name="T1178">MaxElementFinder</text:span><text:span text:style-name="T1179">(matrix[i]);</text:span><text:span text:style-name="T1180"><text:line-break/></text:span><text:span text:style-name="T1181"><text:s text:c="12"/>threads[i] =<text:s/></text:span><text:span text:style-name="T1182">new<text:s/></text:span><text:span text:style-name="T1183">Thread</text:span><text:span text:style-name="T1184">(maxFinders[i]);</text:span><text:span text:style-name="T1185"><text:line-break/></text:span><text:span text:style-name="T1186"><text:s text:c="12"/>threads[i].</text:span><text:span text:style-name="T1187">start</text:span><text:span text:style-name="T1188">();</text:span><text:span text:style-name="T1189"><text:line-break/></text:span><text:span text:style-name="T1190"><text:s text:c="8"/>}</text:span><text:span text:style-name="T1191"><text:line-break/></text:span><text:span text:style-name="T1192"><text:s text:c="8"/></text:span><text:span text:style-name="T1193">for<text:s/></text:span><text:span text:style-name="T1194">(</text:span><text:span text:style-name="T1195">int<text:s/></text:span><text:span text:style-name="T1196">i =<text:s/></text:span><text:span text:style-name="T1197">0</text:span><text:span text:style-name="T1198">;<text:s/></text:span><text:span text:style-name="T1199">i&lt;matrix.</text:span><text:span text:style-name="T1200">length</text:span><text:span text:style-name="T1201">; i++){</text:span><text:span text:style-name="T1202"><text:line-break/></text:span><text:span text:style-name="T1203"><text:s text:c="12"/></text:span><text:span text:style-name="T1204">try<text:s/></text:span><text:span text:style-name="T1205">{</text:span><text:span text:style-name="T1206"><text:line-break/></text:span><text:span text:style-name="T1207"><text:s text:c="16"/>threads[i].</text:span><text:span text:style-name="T1208">join</text:span><text:span text:style-name="T1209">();</text:span><text:span text:style-name="T1210"><text:line-break/></text:span><text:span text:style-name="T1211"><text:s text:c="16"/></text:span><text:span text:style-name="T1212">int<text:s/></text:span><text:span text:style-name="T1213">result = maxFinders[i].</text:span><text:span text:style-name="T1214">getMaxElement</text:span><text:span text:style-name="T1215">();</text:span><text:span text:style-name="T1216"><text:line-break/></text:span><text:span text:style-name="T1217"><text:s text:c="16"/></text:span><text:span text:style-name="T1218">if<text:s/></text:span><text:span text:style-name="T1219">(result &gt; maxElement) {</text:span><text:span text:style-name="T1220"><text:line-break/></text:span><text:span text:style-name="T1221"><text:s text:c="20"/>maxElement = result;</text:span><text:span text:style-name="T1222"><text:line-break/></text:span><text:span text:style-name="T1223"><text:s text:c="16"/>}</text:span><text:span text:style-name="T1224"><text:line-break/></text:span><text:span text:style-name="T1225"><text:s text:c="12"/>}<text:s/></text:span><text:span text:style-name="T1226">catc</text:span><text:span text:style-name="T1227">h<text:s/></text:span><text:span text:style-name="T1228">(</text:span><text:span text:style-name="T1229">InterruptedException<text:s/></text:span><text:span text:style-name="T1230">e</text:span><text:span text:style-name="T1231">){</text:span><text:span text:style-name="T1232"><text:line-break/></text:span><text:soft-page-break/><text:span text:style-name="T1233"><text:s text:c="16"/></text:span><text:span text:style-name="T1234">e</text:span><text:span text:style-name="T1235">.</text:span><text:span text:style-name="T1236">printStackTrace</text:span><text:span text:style-name="T1237">();</text:span><text:span text:style-name="T1238"><text:line-break/></text:span><text:span text:style-name="T1239"><text:s text:c="12"/>}</text:span><text:span text:style-name="T1240"><text:line-break/></text:span><text:span text:style-name="T1241"><text:s text:c="8"/>}</text:span><text:span text:style-name="T1242"><text:line-break/></text:span><text:span text:style-name="T1243"><text:s text:c="8"/></text:span><text:span text:style-name="T1244">System</text:span><text:span text:style-name="T1245">.</text:span><text:span text:style-name="T1246">out</text:span><text:span text:style-name="T1247">.</text:span><text:span text:style-name="T1248">println</text:span><text:span text:style-name="T1249">(</text:span><text:span text:style-name="T1250">"Самый большой элемент в "<text:s/></text:span><text:span text:style-name="T1251">+<text:s/></text:span><text:span text:style-name="T1252">Arrays</text:span><text:span text:style-name="T1253">.</text:span><text:span text:style-name="T1254">deepToString</text:span><text:span text:style-name="T1255">(matrix) +<text:s/></text:span><text:span text:style-name="T1256">" это "<text:s/></text:span><text:span text:style-name="T1257">+ maxElement);</text:span><text:span text:style-name="T1258"><text:line-break/></text:span><text:span text:style-name="T1259"><text:line-break/></text:span><text:span text:style-name="T1260"><text:s text:c="8"/></text:span><text:span text:style-name="T1261">System</text:span><text:span text:style-name="T1262">.</text:span><text:span text:style-name="T1263">out</text:span><text:span text:style-name="T1264">.</text:span><text:span text:style-name="T1265">println</text:span><text:span text:style-name="T1266">(</text:span><text:span text:style-name="T1267">"3) Third task: "</text:span><text:span text:style-name="T1268">);</text:span><text:span text:style-name="T1269"><text:line-break/></text:span><text:span text:style-name="T1270"><text:s text:c="8"/></text:span><text:span text:style-name="T1271">WarehouseTransfer</text:span><text:span text:style-name="T1272">.</text:span><text:span text:style-name="T1273">main</text:span><text:span text:style-name="T1274">(</text:span><text:span text:style-name="T1275">new<text:s/></text:span><text:span text:style-name="T1276">String</text:span><text:span text:style-name="T1277">[]{</text:span><text:span text:style-name="T1278">" "</text:span><text:span text:style-name="T1279">});</text:span><text:span text:style-name="T1280"><text:line-break/></text:span><text:span text:style-name="T1281"><text:line-break/></text:span><text:span text:style-name="T1282"><text:s text:c="4"/>}</text:span><text:span text:style-name="T1283"><text:line-break/></text:span><text:span text:style-name="T1284"><text:line-break/></text:span><text:span text:style-name="T1285">}</text:span><text:span text:style-name="T1286"><text:line-break/></text:span></text:p>
      <text:p text:style-name="P1287"><text:s/></text:p>
      <text:p text:style-name="P1288"/>
      <text:p text:style-name="P1289"/>
      <text:p text:style-name="P1290"/>
      <text:p text:style-name="P1291"/>
      <text:p text:style-name="P1292"/>
      <text:p text:style-name="P1293"/>
      <text:p text:style-name="P1294"/>
      <text:p text:style-name="P1295"/>
      <text:p text:style-name="P1296"/>
      <text:p text:style-name="P1297"/>
      <text:p text:style-name="P1298"/>
      <text:p text:style-name="P1299"/>
      <text:p text:style-name="P1300"/>
      <text:p text:style-name="P1301">Вывод результата в консоль:</text:p>
      <text:p text:style-name="P1302"/>
      <text:p text:style-name="Standard"><text:span text:style-name="T1303">1)<text:s/></text:span><text:span text:style-name="T1304">First</text:span><text:span text:style-name="T1305"><text:s/></text:span><text:span text:style-name="T1306">task</text:span><text:span text:style-name="T1307">:</text:span></text:p>
      <text:p text:style-name="P1308">6 из [6, 7, 8, 9, 10]</text:p>
      <text:p text:style-name="P1309">1 из [1, 2, 3, 4, 5]</text:p>
      <text:p text:style-name="P1310">13 из [6, 7, 8, 9, 10]</text:p>
      <text:p text:style-name="P1311">3 из [1, 2, 3, 4, 5]</text:p>
      <text:p text:style-name="P1312">21 из [6, 7, 8, 9, 10]</text:p>
      <text:p text:style-name="P1313">6 из [1, 2, 3, 4, 5]</text:p>
      <text:p text:style-name="P1314">30 из [6, 7,<text:s/>8, 9, 10]</text:p>
      <text:p text:style-name="P1315">10 из [1, 2, 3, 4, 5]</text:p>
      <text:p text:style-name="P1316">40 из [6, 7, 8, 9, 10]</text:p>
      <text:p text:style-name="P1317">15 из [1, 2, 3, 4, 5]</text:p>
      <text:p text:style-name="P1318">Сумма чисел в массиве равна 55</text:p>
      <text:p text:style-name="Standard"><text:span text:style-name="T1319">2)<text:s/></text:span><text:span text:style-name="T1320">Second</text:span><text:span text:style-name="T1321"><text:s/></text:span><text:span text:style-name="T1322">task</text:span><text:span text:style-name="T1323">:</text:span></text:p>
      <text:p text:style-name="P1324">500 наибольшее в [1, 2, 3, 99, 500, -3]</text:p>
      <text:p text:style-name="P1325">192 наибольшее в [4, 5, 6, 18, 44, 192]</text:p>
      <text:p text:style-name="P1326">10000 наибольшее в [7, 8, 9, 10000, 32, 8]</text:p>
      <text:soft-page-break/>
      <text:p text:style-name="P1327">88 наибольшее в [1, 2, 3, 88, 56, 31]</text:p>
      <text:p text:style-name="P1328">444 наибольшее в [4, 5, 6, 444, 404, 403]</text:p>
      <text:p text:style-name="P1329">911 наибольшее в [7, 8, 9, 228, 322, 911]</text:p>
      <text:p text:style-name="P1330">Самый большой элемент в [[1, 2, 3, 99, 500, -3], [4, 5, 6, 18, 44, 192], [7, 8, 9, 10000, 32, 8], [1, 2, 3, 88, 56, 31], [4, 5, 6, 444, 404, 403], [7, 8, 9, 228, 322, 911]] это 10000</text:p>
      <text:p text:style-name="Standard"><text:span text:style-name="T1331">3)<text:s/></text:span><text:span text:style-name="T1332">Third</text:span><text:span text:style-name="T1333"><text:s/></text:span><text:span text:style-name="T1334">task</text:span><text:span text:style-name="T1335">:</text:span></text:p>
      <text:p text:style-name="Standard"><text:span text:style-name="T1336">Грузчик<text:s/></text:span><text:span text:style-name="T1337">Thread</text:span><text:span text:style-name="T1338">-8 поднял 26 кг товара, всего 26</text:span></text:p>
      <text:p text:style-name="Standard"><text:span text:style-name="T1339">Грузчик<text:s/></text:span><text:span text:style-name="T1340">Thread</text:span><text:span text:style-name="T1341">-8 поднял 12 кг товара, всего 38</text:span></text:p>
      <text:p text:style-name="Standard"><text:span text:style-name="T1342">Грузчик<text:s/></text:span><text:span text:style-name="T1343">Thread</text:span><text:span text:style-name="T1344">-8 поднял 3 кг товара, всего 41</text:span></text:p>
      <text:p text:style-name="Standard"><text:span text:style-name="T1345">Грузчик<text:s/></text:span><text:span text:style-name="T1346">Thread</text:span><text:span text:style-name="T1347">-8 поднял 16 кг товара, всего 57</text:span></text:p>
      <text:p text:style-name="Standard"><text:span text:style-name="T1348">Грузчик<text:s/></text:span><text:span text:style-name="T1349">Threa</text:span><text:span text:style-name="T1350">d</text:span><text:span text:style-name="T1351">-8 поднял 28 кг товара, всего 85</text:span></text:p>
      <text:p text:style-name="Standard"><text:span text:style-name="T1352">Грузчик<text:s/></text:span><text:span text:style-name="T1353">Thread</text:span><text:span text:style-name="T1354">-8 поднял 19 кг товара, всего 104</text:span></text:p>
      <text:p text:style-name="Standard"><text:span text:style-name="T1355">Грузчик<text:s/></text:span><text:span text:style-name="T1356">Thread</text:span><text:span text:style-name="T1357">-8 поднял 6 кг товара, всего 110</text:span></text:p>
      <text:p text:style-name="Standard"><text:span text:style-name="T1358">Грузчик<text:s/></text:span><text:span text:style-name="T1359">Thread</text:span><text:span text:style-name="T1360">-8 поднял 1 кг товара, всего 111</text:span></text:p>
      <text:p text:style-name="Standard"><text:span text:style-name="T1361">Грузчик<text:s/></text:span><text:span text:style-name="T1362">Thread</text:span><text:span text:style-name="T1363">-8 поднял 25 кг товара, всего 136</text:span></text:p>
      <text:p text:style-name="Standard"><text:span text:style-name="T1364">Грузчик<text:s/></text:span><text:span text:style-name="T1365">Thread</text:span><text:span text:style-name="T1366">-9 поднял 6 кг<text:s/></text:span><text:span text:style-name="T1367">товара, всего 6</text:span></text:p>
      <text:p text:style-name="Standard"><text:span text:style-name="T1368">Грузчик<text:s/></text:span><text:span text:style-name="T1369">Thread</text:span><text:span text:style-name="T1370">-9 поднял 23 кг товара, всего 29</text:span></text:p>
      <text:p text:style-name="Standard"><text:span text:style-name="T1371">Грузчик<text:s/></text:span><text:span text:style-name="T1372">Thread</text:span><text:span text:style-name="T1373">-9 поднял 15 кг товара, всего 44</text:span></text:p>
      <text:p text:style-name="Standard"><text:span text:style-name="T1374">Грузчик<text:s/></text:span><text:span text:style-name="T1375">Thread</text:span><text:span text:style-name="T1376">-9 поднял 11 кг товара, всего 55</text:span></text:p>
      <text:p text:style-name="Standard"><text:span text:style-name="T1377">Грузчик<text:s/></text:span><text:span text:style-name="T1378">Thread</text:span><text:span text:style-name="T1379">-9 поднял 4 кг товара, всего 59</text:span></text:p>
      <text:p text:style-name="Standard"><text:span text:style-name="T1380">Грузчик<text:s/></text:span><text:span text:style-name="T1381">Thread</text:span><text:span text:style-name="T1382">-9 поднял 17 кг товара, всего 76</text:span></text:p>
      <text:p text:style-name="Standard"><text:span text:style-name="T1383">Грузчик<text:s/></text:span><text:span text:style-name="T1384">Thread</text:span><text:span text:style-name="T1385">-9 поднял 3 кг товара, всего 79</text:span></text:p>
      <text:p text:style-name="Standard"><text:span text:style-name="T1386">Грузчик<text:s/></text:span><text:span text:style-name="T1387">Thread</text:span><text:span text:style-name="T1388">-9 поднял 22 кг товара, всего 101</text:span></text:p>
      <text:p text:style-name="Standard"><text:span text:style-name="T1389">Грузчик<text:s/></text:span><text:span text:style-name="T1390">Thread</text:span><text:span text:style-name="T1391">-9 поднял 25 кг товара, всего 126</text:span></text:p>
      <text:p text:style-name="Standard"><text:span text:style-name="T1392">Грузчик<text:s/></text:span><text:span text:style-name="T1393">Thread</text:span><text:span text:style-name="T1394">-9 поднял 3 кг товара, всего 129</text:span></text:p>
      <text:p text:style-name="Standard"><text:span text:style-name="T1395">Грузчик<text:s/></text:span><text:span text:style-name="T1396">Thread</text:span><text:span text:style-name="T1397">-9 поднял 20 кг товара, всего 149</text:span></text:p>
      <text:p text:style-name="Standard"><text:span text:style-name="T1398">Грузчик<text:s/></text:span><text:span text:style-name="T1399">Thread</text:span><text:span text:style-name="T1400">-10 п</text:span><text:span text:style-name="T1401">однял 24 кг товара, всего 24</text:span></text:p>
      <text:p text:style-name="Standard"><text:span text:style-name="T1402">Грузчик<text:s/></text:span><text:span text:style-name="T1403">Thread</text:span><text:span text:style-name="T1404">-10 поднял 22 кг товара, всего 46</text:span></text:p>
      <text:p text:style-name="Standard"><text:span text:style-name="T1405">Грузчик<text:s/></text:span><text:span text:style-name="T1406">Thread</text:span><text:span text:style-name="T1407">-10 поднял 3 кг товара, всего 49</text:span></text:p>
      <text:p text:style-name="Standard"><text:span text:style-name="T1408">Грузчик<text:s/></text:span><text:span text:style-name="T1409">Thread</text:span><text:span text:style-name="T1410">-10 поднял 13 кг товара, всего 62</text:span></text:p>
      <text:p text:style-name="Standard"><text:span text:style-name="T1411">Грузчик<text:s/></text:span><text:span text:style-name="T1412">Thread</text:span><text:span text:style-name="T1413">-10 поднял 10 кг товара, всего 72</text:span></text:p>
      <text:p text:style-name="Standard"><text:span text:style-name="T1414">Грузчик<text:s/></text:span><text:span text:style-name="T1415">Thread</text:span><text:span text:style-name="T1416">-10 поднял 17 кг товар</text:span><text:span text:style-name="T1417">а, всего 89</text:span></text:p>
      <text:p text:style-name="Standard"><text:span text:style-name="T1418">Грузчик<text:s/></text:span><text:span text:style-name="T1419">Thread</text:span><text:span text:style-name="T1420">-10 поднял 27 кг товара, всего 116</text:span></text:p>
      <text:p text:style-name="Standard"><text:span text:style-name="T1421">Грузчик<text:s/></text:span><text:span text:style-name="T1422">Thread</text:span><text:span text:style-name="T1423">-10 поднял 1 кг товара, всего 117</text:span></text:p>
      <text:p text:style-name="Standard"><text:span text:style-name="T1424">Грузчик<text:s/></text:span><text:span text:style-name="T1425">Thread</text:span><text:span text:style-name="T1426">-10 поднял 8 кг товара, всего 125</text:span></text:p>
      <text:p text:style-name="Standard"><text:span text:style-name="T1427">Грузчик<text:s/></text:span><text:span text:style-name="T1428">Thread</text:span><text:span text:style-name="T1429">-10 поднял 4 кг товара, всего 129</text:span></text:p>
      <text:p text:style-name="Standard"><text:span text:style-name="T1430">Грузчик<text:s/></text:span><text:span text:style-name="T1431">Thread</text:span><text:span text:style-name="T1432">-10 поднял 17 кг товара, всего 146</text:span></text:p>
      <text:p text:style-name="P1433">Все грузчики доставили товары на другой склад</text:p>
      <text:p text:style-name="Standard"><text:span text:style-name="T1434">Грузчик<text:s/></text:span><text:span text:style-name="T1435">Thread</text:span><text:span text:style-name="T1436">-8 разгружает товары на другом складе</text:span></text:p>
      <text:p text:style-name="Standard"><text:span text:style-name="T1437">Грузчик<text:s/></text:span><text:span text:style-name="T1438">Thread</text:span><text:span text:style-name="T1439">-9 разгружает товары на другом складе</text:span></text:p>
      <text:p text:style-name="Standard"><text:span text:style-name="T1440">Грузчик<text:s/></text:span><text:span text:style-name="T1441">Thread</text:span><text:span text:style-name="T1442">-10 разгружает товары на другом складе</text:span></text:p>
      <text:p text:style-name="P1443">Все грузчики завершили работу</text:p>
      <text:p text:style-name="P1444"/>
      <text:p text:style-name="Standard"><text:span text:style-name="T1445">Process</text:span><text:span text:style-name="T1446"><text:s/></text:span><text:span text:style-name="T1447">finished</text:span><text:span text:style-name="T1448"><text:s/></text:span><text:span text:style-name="T1449">with</text:span><text:span text:style-name="T1450"><text:s/></text:span><text:span text:style-name="T1451">exit</text:span><text:span text:style-name="T1452"><text:s/></text:span><text:span text:style-name="T1453">code</text:span><text:span text:style-name="T1454"><text:s/>0</text:span></text:p>
      <text:p text:style-name="P1455"/>
      <text:p text:style-name="P1456"/>
      <text:p text:style-name="P1457"/>
      <text:p text:style-name="P1458">Вывод:</text:p>
      <text:p text:style-name="Standard"><text:span text:style-name="T1459">Проделав данную работу я познакомился с реализацией многопоточности в языке программирования<text:s/></text:span><text:span text:style-name="T1460">Java</text:span></text:p>
      <text:p text:style-name="P1461"/>
      <text:p text:style-name="P1462"/>
      <text:p text:style-name="Standard"><text:span text:style-name="T1463">Ссылка на репозиторий: https://github.com/Nazhik123/inf_labs/tree/master/laba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mitriy</dc:creator>
    <meta:creation-date>2023-12-12T04:04:00Z</meta:creation-date>
    <dc:date>2024-01-15T12:23:00Z</dc:date>
    <meta:template xlink:href="Normal" xlink:type="simple"/>
    <meta:editing-cycles>5</meta:editing-cycles>
    <meta:editing-duration>PT420S</meta:editing-duration>
    <meta:document-statistic meta:page-count="10" meta:paragraph-count="20" meta:word-count="1569" meta:character-count="10495" meta:row-count="74" meta:non-whitespace-character-count="8946"/>
  </office:meta>
</office:document-meta>
</file>